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072eb9" officeooo:paragraph-rsid="02072eb9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23b5c4" officeooo:paragraph-rsid="0023b5c4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23b5c4" officeooo:paragraph-rsid="02073555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23b5c4" officeooo:paragraph-rsid="02460bdf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23b5c4" officeooo:paragraph-rsid="027965b8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paragraph-rsid="002268b7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paragraph-rsid="02073555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paragraph-rsid="02460bdf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867270" officeooo:paragraph-rsid="02867270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86b6a2" officeooo:paragraph-rsid="0286b6a2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8a0ad9" officeooo:paragraph-rsid="028a0ad9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915852" officeooo:paragraph-rsid="02915852" style:font-size-asian="8pt" style:font-weight-asian="normal" style:font-size-complex="8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9667dd" officeooo:paragraph-rsid="029667dd" style:font-size-asian="8pt" style:font-weight-asian="normal" style:font-size-complex="8pt" style:font-weight-complex="normal"/>
    </style:style>
    <style:style style:name="P1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2adf1f1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2b68edf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2caf1ae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2cc38fd" style:font-size-asian="8pt" style:font-weight-asian="normal" style:font-size-complex="8pt" style:font-weight-complex="normal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2ed550a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2ef0e29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309c15d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30b35f8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30bfd22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4191b4" officeooo:paragraph-rsid="030eca3c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6cb245" officeooo:paragraph-rsid="016cb245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6e5e6e" officeooo:paragraph-rsid="016e5e6e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a9e727" officeooo:paragraph-rsid="01a601b0" style:font-size-asian="8pt" style:font-weight-asian="normal" style:font-size-complex="8pt" style:font-weight-complex="normal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b1d201" officeooo:paragraph-rsid="01b1d201" style:font-size-asian="8pt" style:font-weight-asian="normal" style:font-size-complex="8pt" style:font-weight-complex="normal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b26a5d" officeooo:paragraph-rsid="01b26a5d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b2a25f" officeooo:paragraph-rsid="01b2a25f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b48e5b" officeooo:paragraph-rsid="01b48e5b" style:font-size-asian="8pt" style:font-weight-asian="normal" style:font-size-complex="8pt" style:font-weight-complex="normal"/>
    </style:style>
    <style:style style:name="P3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c0bff0" officeooo:paragraph-rsid="01c0bff0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d4f80d" officeooo:paragraph-rsid="01d4f80d" style:font-size-asian="8pt" style:font-weight-asian="normal" style:font-size-complex="8pt" style:font-weight-complex="normal"/>
    </style:style>
    <style:style style:name="P3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d697c8" officeooo:paragraph-rsid="01d8192a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dd20f7" officeooo:paragraph-rsid="01dd20f7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d3c2cd" officeooo:paragraph-rsid="01d3c2cd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e24482" officeooo:paragraph-rsid="01e24482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c12f31" officeooo:paragraph-rsid="01c12f31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Comic Sans MS" fo:font-size="8pt" fo:font-weight="normal" officeooo:rsid="01c3cac7" officeooo:paragraph-rsid="01c3cac7" style:font-size-asian="8pt" style:font-weight-asian="normal" style:font-size-complex="8pt" style:font-weight-complex="normal"/>
    </style:style>
    <style:style style:name="P4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ca7c5a" officeooo:paragraph-rsid="01ca7c5a" style:font-size-asian="8pt" style:font-weight-asian="normal" style:font-size-complex="8pt" style:font-weight-complex="normal"/>
    </style:style>
    <style:style style:name="P4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ccfb51" officeooo:paragraph-rsid="01ccfb51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ceb657" officeooo:paragraph-rsid="01ceb657" style:font-size-asian="8pt" style:font-weight-asian="normal" style:font-size-complex="8pt" style:font-weight-complex="normal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ea19d8" officeooo:paragraph-rsid="01ea19d8" style:font-size-asian="8pt" style:font-weight-asian="normal" style:font-size-complex="8pt" style:font-weight-complex="normal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eccf21" officeooo:paragraph-rsid="01eccf21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ed77aa" officeooo:paragraph-rsid="01ed77aa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efbb63" officeooo:paragraph-rsid="01efbb63" style:font-size-asian="8pt" style:font-weight-asian="normal" style:font-size-complex="8pt" style:font-weight-complex="normal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9bba4" officeooo:paragraph-rsid="01f9bba4" style:font-size-asian="8pt" style:font-weight-asian="normal" style:font-size-complex="8pt" style:font-weight-complex="normal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c810c" officeooo:paragraph-rsid="01fc810c" style:font-size-asian="8pt" style:font-weight-asian="normal" style:font-size-complex="8pt" style:font-weight-complex="normal"/>
    </style:style>
    <style:style style:name="P5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e69af" officeooo:paragraph-rsid="01fe69af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ebfff" officeooo:paragraph-rsid="01febfff" style:font-size-asian="8pt" style:font-weight-asian="normal" style:font-size-complex="8pt" style:font-weight-complex="normal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f5dc9" officeooo:paragraph-rsid="01ff5dc9" style:font-size-asian="8pt" style:font-weight-asian="normal" style:font-size-complex="8pt" style:font-weight-complex="normal"/>
    </style:style>
    <style:style style:name="P5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03fb7" officeooo:paragraph-rsid="01f03fb7" style:font-size-asian="8pt" style:font-weight-asian="normal" style:font-size-complex="8pt" style:font-weight-complex="normal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23389" officeooo:paragraph-rsid="01f23389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8f4a3" officeooo:paragraph-rsid="01f8f4a3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1f94d1e" officeooo:paragraph-rsid="01f94d1e" style:font-size-asian="8pt" style:font-weight-asian="normal" style:font-size-complex="8pt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3ff63a" officeooo:paragraph-rsid="02d069e5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52ecd9" officeooo:paragraph-rsid="02f13a17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052ecd9" officeooo:paragraph-rsid="0311285b" style:font-size-asian="8pt" style:font-weight-asian="normal" style:font-size-complex="8pt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f19c8b" officeooo:paragraph-rsid="02f19c8b" style:font-size-asian="8pt" style:font-weight-asian="normal" style:font-size-complex="8pt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2f9bfc0" officeooo:paragraph-rsid="02f9bfc0" style:font-size-asian="8pt" style:font-weight-asian="normal" style:font-size-complex="8pt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312dd13" officeooo:paragraph-rsid="0312dd13" style:font-size-asian="8pt" style:font-weight-asian="normal" style:font-size-complex="8pt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normal" officeooo:rsid="03137ccf" officeooo:paragraph-rsid="03137ccf" style:font-size-asian="8pt" style:font-weight-asian="normal" style:font-size-complex="8pt" style:font-weight-complex="normal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paragraph-rsid="002268b7" style:font-size-asian="8pt" style:font-size-complex="8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paragraph-rsid="02073555" style:font-size-asian="8pt" style:font-size-complex="8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paragraph-rsid="02460bdf" style:font-size-asian="8pt" style:font-size-complex="8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23b5c4" officeooo:paragraph-rsid="0023b5c4" style:font-size-asian="8pt" style:font-size-complex="8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23b5c4" officeooo:paragraph-rsid="02073555" style:font-size-asian="8pt" style:font-size-complex="8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23b5c4" officeooo:paragraph-rsid="02460bdf" style:font-size-asian="8pt" style:font-size-complex="8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23b5c4" officeooo:paragraph-rsid="027965b8" style:font-size-asian="8pt" style:font-size-complex="8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191b4" officeooo:paragraph-rsid="004191b4" style:font-size-asian="8pt" style:font-size-complex="8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191b4" officeooo:paragraph-rsid="02073555" style:font-size-asian="8pt" style:font-size-complex="8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191b4" officeooo:paragraph-rsid="02460bdf" style:font-size-asian="8pt" style:font-size-complex="8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191b4" officeooo:paragraph-rsid="02665fb9" style:font-size-asian="8pt" style:font-size-complex="8pt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191b4" officeooo:paragraph-rsid="0267d938" style:font-size-asian="8pt" style:font-size-complex="8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a1141" officeooo:paragraph-rsid="004a1141" style:font-size-asian="8pt" style:font-size-complex="8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a1141" officeooo:paragraph-rsid="02073555" style:font-size-asian="8pt" style:font-size-complex="8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a1141" officeooo:paragraph-rsid="02460bdf" style:font-size-asian="8pt" style:font-size-complex="8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ce4b7" officeooo:paragraph-rsid="004ce4b7" style:font-size-asian="8pt" style:font-size-complex="8pt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ce4b7" officeooo:paragraph-rsid="02073555" style:font-size-asian="8pt" style:font-size-complex="8pt"/>
    </style:style>
    <style:style style:name="P8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4ce4b7" officeooo:paragraph-rsid="0227b5b1" style:font-size-asian="8pt" style:font-size-complex="8pt"/>
    </style:style>
    <style:style style:name="P8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52ecd9" officeooo:paragraph-rsid="0052ecd9" style:font-size-asian="8pt" style:font-size-complex="8pt"/>
    </style:style>
    <style:style style:name="P8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52ecd9" officeooo:paragraph-rsid="0234f719" style:font-size-asian="8pt" style:font-size-complex="8pt"/>
    </style:style>
    <style:style style:name="P8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52ecd9" officeooo:paragraph-rsid="02d069e5" style:font-size-asian="8pt" style:font-size-complex="8pt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5e2c9d" officeooo:paragraph-rsid="00716aeb" style:font-size-asian="8pt" style:font-size-complex="8pt"/>
    </style:style>
    <style:style style:name="P8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5e2c9d" officeooo:paragraph-rsid="02073555" style:font-size-asian="8pt" style:font-size-complex="8pt"/>
    </style:style>
    <style:style style:name="P8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5e2c9d" officeooo:paragraph-rsid="02d069e5" style:font-size-asian="8pt" style:font-size-complex="8pt"/>
    </style:style>
    <style:style style:name="P8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716aeb" officeooo:paragraph-rsid="00716aeb" style:font-size-asian="8pt" style:font-size-complex="8pt"/>
    </style:style>
    <style:style style:name="P9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73de96" officeooo:paragraph-rsid="0073de96" style:font-size-asian="8pt" style:font-size-complex="8pt"/>
    </style:style>
    <style:style style:name="P9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88a875" officeooo:paragraph-rsid="0088a875" style:font-size-asian="8pt" style:font-size-complex="8pt"/>
    </style:style>
    <style:style style:name="P9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3c2cde" officeooo:paragraph-rsid="023c2cde" style:font-size-asian="8pt" style:font-size-complex="8pt"/>
    </style:style>
    <style:style style:name="P9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3c2cde" officeooo:paragraph-rsid="02460bdf" style:font-size-asian="8pt" style:font-size-complex="8pt"/>
    </style:style>
    <style:style style:name="P9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3ff63a" officeooo:paragraph-rsid="023ff63a" style:font-size-asian="8pt" style:font-size-complex="8pt"/>
    </style:style>
    <style:style style:name="P9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6a802a" officeooo:paragraph-rsid="026a802a" style:font-size-asian="8pt" style:font-size-complex="8pt"/>
    </style:style>
    <style:style style:name="P9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70891a" officeooo:paragraph-rsid="0270891a" style:font-size-asian="8pt" style:font-size-complex="8pt"/>
    </style:style>
    <style:style style:name="P9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776cb3" officeooo:paragraph-rsid="02776cb3" style:font-size-asian="8pt" style:font-size-complex="8pt"/>
    </style:style>
    <style:style style:name="P9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7938fe" officeooo:paragraph-rsid="027938fe" style:font-size-asian="8pt" style:font-size-complex="8pt"/>
    </style:style>
    <style:style style:name="P9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7965b8" officeooo:paragraph-rsid="027965b8" style:font-size-asian="8pt" style:font-size-complex="8pt"/>
    </style:style>
    <style:style style:name="P10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2001bf7" officeooo:paragraph-rsid="02001bf7" style:font-size-asian="8pt" style:font-size-complex="8pt"/>
    </style:style>
    <style:style style:name="P10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6245a6" officeooo:paragraph-rsid="016245a6" style:font-size-asian="8pt" style:font-size-complex="8pt"/>
    </style:style>
    <style:style style:name="P10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8e9ce6" officeooo:paragraph-rsid="01ffc571" style:font-size-asian="8pt" style:font-size-complex="8pt"/>
    </style:style>
    <style:style style:name="P10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8e9ce6" officeooo:paragraph-rsid="008e9ce6" style:font-size-asian="8pt" style:font-size-complex="8pt"/>
    </style:style>
    <style:style style:name="P10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941412" officeooo:paragraph-rsid="01ff6a66" style:font-size-asian="8pt" style:font-size-complex="8pt"/>
    </style:style>
    <style:style style:name="P10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abceac" officeooo:paragraph-rsid="00abceac" style:font-size-asian="8pt" style:font-size-complex="8pt"/>
    </style:style>
    <style:style style:name="P10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abceac" officeooo:paragraph-rsid="00fe4f87" style:font-size-asian="8pt" style:font-size-complex="8pt"/>
    </style:style>
    <style:style style:name="P10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abceac" officeooo:paragraph-rsid="010193e9" style:font-size-asian="8pt" style:font-size-complex="8pt"/>
    </style:style>
    <style:style style:name="P10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5ed9f" officeooo:paragraph-rsid="00b5ed9f" style:font-size-asian="8pt" style:font-size-complex="8pt"/>
    </style:style>
    <style:style style:name="P10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5ed9f" officeooo:paragraph-rsid="00fe4f87" style:font-size-asian="8pt" style:font-size-complex="8pt"/>
    </style:style>
    <style:style style:name="P11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5ed9f" officeooo:paragraph-rsid="010193e9" style:font-size-asian="8pt" style:font-size-complex="8pt"/>
    </style:style>
    <style:style style:name="P11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9fe99" officeooo:paragraph-rsid="00b9fe99" style:font-size-asian="8pt" style:font-size-complex="8pt"/>
    </style:style>
    <style:style style:name="P11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9fe99" officeooo:paragraph-rsid="00fe4f87" style:font-size-asian="8pt" style:font-size-complex="8pt"/>
    </style:style>
    <style:style style:name="P11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9fe99" officeooo:paragraph-rsid="010193e9" style:font-size-asian="8pt" style:font-size-complex="8pt"/>
    </style:style>
    <style:style style:name="P11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c433e" officeooo:paragraph-rsid="00bc433e" style:font-size-asian="8pt" style:font-size-complex="8pt"/>
    </style:style>
    <style:style style:name="P11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c433e" officeooo:paragraph-rsid="00fe4f87" style:font-size-asian="8pt" style:font-size-complex="8pt"/>
    </style:style>
    <style:style style:name="P11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bc433e" officeooo:paragraph-rsid="010193e9" style:font-size-asian="8pt" style:font-size-complex="8pt"/>
    </style:style>
    <style:style style:name="P11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26d2a" officeooo:paragraph-rsid="00c26d2a" style:font-size-asian="8pt" style:font-size-complex="8pt"/>
    </style:style>
    <style:style style:name="P11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26d2a" officeooo:paragraph-rsid="00fe4f87" style:font-size-asian="8pt" style:font-size-complex="8pt"/>
    </style:style>
    <style:style style:name="P11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26d2a" officeooo:paragraph-rsid="010193e9" style:font-size-asian="8pt" style:font-size-complex="8pt"/>
    </style:style>
    <style:style style:name="P12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50341" officeooo:paragraph-rsid="00f50341" style:font-size-asian="8pt" style:font-size-complex="8pt"/>
    </style:style>
    <style:style style:name="P12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50341" officeooo:paragraph-rsid="00fe4f87" style:font-size-asian="8pt" style:font-size-complex="8pt"/>
    </style:style>
    <style:style style:name="P12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50341" officeooo:paragraph-rsid="010193e9" style:font-size-asian="8pt" style:font-size-complex="8pt"/>
    </style:style>
    <style:style style:name="P12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f1b31" officeooo:paragraph-rsid="00cf1b31" style:font-size-asian="8pt" style:font-size-complex="8pt"/>
    </style:style>
    <style:style style:name="P12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f1b31" officeooo:paragraph-rsid="00fe4f87" style:font-size-asian="8pt" style:font-size-complex="8pt"/>
    </style:style>
    <style:style style:name="P12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f1b31" officeooo:paragraph-rsid="010193e9" style:font-size-asian="8pt" style:font-size-complex="8pt"/>
    </style:style>
    <style:style style:name="P12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cf1b31" officeooo:paragraph-rsid="0105c63d" style:font-size-asian="8pt" style:font-size-complex="8pt"/>
    </style:style>
    <style:style style:name="P12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19b68" officeooo:paragraph-rsid="00d19b68" style:font-size-asian="8pt" style:font-size-complex="8pt"/>
    </style:style>
    <style:style style:name="P12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19b68" officeooo:paragraph-rsid="00ffc2aa" style:font-size-asian="8pt" style:font-size-complex="8pt"/>
    </style:style>
    <style:style style:name="P12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19b68" officeooo:paragraph-rsid="00fe4f87" style:font-size-asian="8pt" style:font-size-complex="8pt"/>
    </style:style>
    <style:style style:name="P13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19b68" officeooo:paragraph-rsid="010193e9" style:font-size-asian="8pt" style:font-size-complex="8pt"/>
    </style:style>
    <style:style style:name="P13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e52187" officeooo:paragraph-rsid="00e52187" style:font-size-asian="8pt" style:font-size-complex="8pt"/>
    </style:style>
    <style:style style:name="P13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e52187" officeooo:paragraph-rsid="00fe4f87" style:font-size-asian="8pt" style:font-size-complex="8pt"/>
    </style:style>
    <style:style style:name="P13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e52187" officeooo:paragraph-rsid="010193e9" style:font-size-asian="8pt" style:font-size-complex="8pt"/>
    </style:style>
    <style:style style:name="P13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7459a" officeooo:paragraph-rsid="00d7459a" style:font-size-asian="8pt" style:font-size-complex="8pt"/>
    </style:style>
    <style:style style:name="P13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7459a" officeooo:paragraph-rsid="00fe4f87" style:font-size-asian="8pt" style:font-size-complex="8pt"/>
    </style:style>
    <style:style style:name="P13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7459a" officeooo:paragraph-rsid="010193e9" style:font-size-asian="8pt" style:font-size-complex="8pt"/>
    </style:style>
    <style:style style:name="P13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d98adb" officeooo:paragraph-rsid="00d98adb" style:font-size-asian="8pt" style:font-size-complex="8pt"/>
    </style:style>
    <style:style style:name="P13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33868" officeooo:paragraph-rsid="00f33868" style:font-size-asian="8pt" style:font-size-complex="8pt"/>
    </style:style>
    <style:style style:name="P13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33868" officeooo:paragraph-rsid="00fe4f87" style:font-size-asian="8pt" style:font-size-complex="8pt"/>
    </style:style>
    <style:style style:name="P14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33868" officeooo:paragraph-rsid="010193e9" style:font-size-asian="8pt" style:font-size-complex="8pt"/>
    </style:style>
    <style:style style:name="P14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9b63d" officeooo:paragraph-rsid="00f9b63d" style:font-size-asian="8pt" style:font-size-complex="8pt"/>
    </style:style>
    <style:style style:name="P14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9b63d" officeooo:paragraph-rsid="00fe4f87" style:font-size-asian="8pt" style:font-size-complex="8pt"/>
    </style:style>
    <style:style style:name="P14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9b63d" officeooo:paragraph-rsid="010193e9" style:font-size-asian="8pt" style:font-size-complex="8pt"/>
    </style:style>
    <style:style style:name="P14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06c028" officeooo:paragraph-rsid="0106c028" style:font-size-asian="8pt" style:font-size-complex="8pt"/>
    </style:style>
    <style:style style:name="P14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02ebfe" officeooo:paragraph-rsid="0102ebfe" style:font-size-asian="8pt" style:font-size-complex="8pt"/>
    </style:style>
    <style:style style:name="P14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fc2aa" officeooo:paragraph-rsid="00ffc2aa" style:font-size-asian="8pt" style:font-size-complex="8pt"/>
    </style:style>
    <style:style style:name="P14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0ffc2aa" officeooo:paragraph-rsid="010193e9" style:font-size-asian="8pt" style:font-size-complex="8pt"/>
    </style:style>
    <style:style style:name="P14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6f87c9" officeooo:paragraph-rsid="016f87c9" style:font-size-asian="8pt" style:font-size-complex="8pt"/>
    </style:style>
    <style:style style:name="P14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794dfe" officeooo:paragraph-rsid="01794dfe" style:font-size-asian="8pt" style:font-size-complex="8pt"/>
    </style:style>
    <style:style style:name="P15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7c4f20" officeooo:paragraph-rsid="017c4f20" style:font-size-asian="8pt" style:font-size-complex="8pt"/>
    </style:style>
    <style:style style:name="P15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2ec5d" officeooo:paragraph-rsid="0182ec5d" style:font-size-asian="8pt" style:font-size-complex="8pt"/>
    </style:style>
    <style:style style:name="P15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495f6" officeooo:paragraph-rsid="018495f6" style:font-size-asian="8pt" style:font-size-complex="8pt"/>
    </style:style>
    <style:style style:name="P15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5b8e4" officeooo:paragraph-rsid="0185b8e4" style:font-size-asian="8pt" style:font-size-complex="8pt"/>
    </style:style>
    <style:style style:name="P15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5b8e4" officeooo:paragraph-rsid="01983786" style:font-size-asian="8pt" style:font-size-complex="8pt"/>
    </style:style>
    <style:style style:name="P15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65e0c" officeooo:paragraph-rsid="01865e0c" style:font-size-asian="8pt" style:font-size-complex="8pt"/>
    </style:style>
    <style:style style:name="P15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97abbb" officeooo:paragraph-rsid="019a22b9" style:font-size-asian="8pt" style:font-size-complex="8pt"/>
    </style:style>
    <style:style style:name="P15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9bd7c1" officeooo:paragraph-rsid="019bd7c1" style:font-size-asian="8pt" style:font-size-complex="8pt"/>
    </style:style>
    <style:style style:name="P15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752a8" officeooo:paragraph-rsid="018752a8" style:font-size-asian="8pt" style:font-size-complex="8pt"/>
    </style:style>
    <style:style style:name="P15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93f8f" officeooo:paragraph-rsid="01893f8f" style:font-size-asian="8pt" style:font-size-complex="8pt"/>
    </style:style>
    <style:style style:name="P16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897af1" officeooo:paragraph-rsid="01897af1" style:font-size-asian="8pt" style:font-size-complex="8pt"/>
    </style:style>
    <style:style style:name="P16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1290e9" officeooo:paragraph-rsid="011290e9" style:font-size-asian="8pt" style:font-size-complex="8pt"/>
    </style:style>
    <style:style style:name="P16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14a399" officeooo:paragraph-rsid="01158c06" style:font-size-asian="8pt" style:font-size-complex="8pt"/>
    </style:style>
    <style:style style:name="P16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170126" officeooo:paragraph-rsid="01158c06" style:font-size-asian="8pt" style:font-size-complex="8pt"/>
    </style:style>
    <style:style style:name="P16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242752" officeooo:paragraph-rsid="01242752" style:font-size-asian="8pt" style:font-size-complex="8pt"/>
    </style:style>
    <style:style style:name="P16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2ce098" officeooo:paragraph-rsid="012ce098" style:font-size-asian="8pt" style:font-size-complex="8pt"/>
    </style:style>
    <style:style style:name="P16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2dba1a" officeooo:paragraph-rsid="012dba1a" style:font-size-asian="8pt" style:font-size-complex="8pt"/>
    </style:style>
    <style:style style:name="P16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2f916f" officeooo:paragraph-rsid="012f916f" style:font-size-asian="8pt" style:font-size-complex="8pt"/>
    </style:style>
    <style:style style:name="P16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340683" officeooo:paragraph-rsid="01340683" style:font-size-asian="8pt" style:font-size-complex="8pt"/>
    </style:style>
    <style:style style:name="P16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387540" officeooo:paragraph-rsid="01387540" style:font-size-asian="8pt" style:font-size-complex="8pt"/>
    </style:style>
    <style:style style:name="P17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ddfede" officeooo:paragraph-rsid="01ddfede" style:font-size-asian="8pt" style:font-size-complex="8pt"/>
    </style:style>
    <style:style style:name="P17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3cd35b" officeooo:paragraph-rsid="013cd35b" style:font-size-asian="8pt" style:font-size-complex="8pt"/>
    </style:style>
    <style:style style:name="P17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584d04" officeooo:paragraph-rsid="01584d04" style:font-size-asian="8pt" style:font-size-complex="8pt"/>
    </style:style>
    <style:style style:name="P17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40f910" officeooo:paragraph-rsid="0140f910" style:font-size-asian="8pt" style:font-size-complex="8pt"/>
    </style:style>
    <style:style style:name="P17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497b9c" officeooo:paragraph-rsid="01497b9c" style:font-size-asian="8pt" style:font-size-complex="8pt"/>
    </style:style>
    <style:style style:name="P17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4c1ae4" officeooo:paragraph-rsid="014c1ae4" style:font-size-asian="8pt" style:font-size-complex="8pt"/>
    </style:style>
    <style:style style:name="P17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4e6a4f" officeooo:paragraph-rsid="014e6a4f" style:font-size-asian="8pt" style:font-size-complex="8pt"/>
    </style:style>
    <style:style style:name="P17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officeooo:rsid="015052f3" officeooo:paragraph-rsid="015052f3" style:font-size-asian="8pt" style:font-size-complex="8pt"/>
    </style:style>
    <style:style style:name="P17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2073555" officeooo:paragraph-rsid="02073555" style:font-size-asian="8pt" style:font-weight-asian="bold" style:font-size-complex="8pt" style:font-weight-complex="bold"/>
    </style:style>
    <style:style style:name="P17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2867270" officeooo:paragraph-rsid="02867270" style:font-size-asian="8pt" style:font-weight-asian="bold" style:font-size-complex="8pt" style:font-weight-complex="bold"/>
    </style:style>
    <style:style style:name="P18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0a95140" officeooo:paragraph-rsid="00a95140" style:font-size-asian="8pt" style:font-weight-asian="bold" style:font-size-complex="8pt" style:font-weight-complex="bold"/>
    </style:style>
    <style:style style:name="P181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0fc74e8" officeooo:paragraph-rsid="00fc74e8" style:font-size-asian="8pt" style:font-weight-asian="bold" style:font-size-complex="8pt" style:font-weight-complex="bold"/>
    </style:style>
    <style:style style:name="P182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0fc74e8" officeooo:paragraph-rsid="010193e9" style:font-size-asian="8pt" style:font-weight-asian="bold" style:font-size-complex="8pt" style:font-weight-complex="bold"/>
    </style:style>
    <style:style style:name="P183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0f9b63d" officeooo:paragraph-rsid="010193e9" style:font-size-asian="8pt" style:font-weight-asian="bold" style:font-size-complex="8pt" style:font-weight-complex="bold"/>
    </style:style>
    <style:style style:name="P184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160987d" officeooo:paragraph-rsid="0160987d" style:font-size-asian="8pt" style:font-weight-asian="bold" style:font-size-complex="8pt" style:font-weight-complex="bold"/>
    </style:style>
    <style:style style:name="P185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111e911" officeooo:paragraph-rsid="0111e911" style:font-size-asian="8pt" style:font-weight-asian="bold" style:font-size-complex="8pt" style:font-weight-complex="bold"/>
    </style:style>
    <style:style style:name="P186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1a601b0" officeooo:paragraph-rsid="01a601b0" style:font-size-asian="8pt" style:font-weight-asian="bold" style:font-size-complex="8pt" style:font-weight-complex="bold"/>
    </style:style>
    <style:style style:name="P187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1e6d9d3" officeooo:paragraph-rsid="01e6d9d3" style:font-size-asian="8pt" style:font-weight-asian="bold" style:font-size-complex="8pt" style:font-weight-complex="bold"/>
    </style:style>
    <style:style style:name="P188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1f94d1e" officeooo:paragraph-rsid="01f94d1e" style:font-size-asian="8pt" style:font-weight-asian="bold" style:font-size-complex="8pt" style:font-weight-complex="bold"/>
    </style:style>
    <style:style style:name="P189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2032d10" officeooo:paragraph-rsid="02032d10" style:font-size-asian="8pt" style:font-weight-asian="bold" style:font-size-complex="8pt" style:font-weight-complex="bold"/>
    </style:style>
    <style:style style:name="P190" style:family="paragraph" style:parent-style-name="Text_20_body">
      <style:paragraph-properties fo:margin-top="0in" fo:margin-bottom="0in" loext:contextual-spacing="false" fo:line-height="100%"/>
      <style:text-properties style:font-name="Comic Sans MS" fo:font-size="8pt" fo:font-weight="bold" officeooo:rsid="02032d10" officeooo:paragraph-rsid="0204eb88" style:font-size-asian="8pt" style:font-weight-asian="bold" style:font-size-complex="8pt" style:font-weight-complex="bold"/>
    </style:style>
    <style:style style:name="P191" style:family="paragraph" style:parent-style-name="Text_20_body">
      <style:paragraph-properties fo:margin-top="0in" fo:margin-bottom="0in" loext:contextual-spacing="false" fo:line-height="100%"/>
      <style:text-properties officeooo:paragraph-rsid="02072eb9"/>
    </style:style>
    <style:style style:name="P192" style:family="paragraph" style:parent-style-name="Text_20_body">
      <style:paragraph-properties fo:margin-top="0in" fo:margin-bottom="0in" loext:contextual-spacing="false" fo:line-height="100%"/>
      <style:text-properties officeooo:rsid="02072eb9" officeooo:paragraph-rsid="02072eb9"/>
    </style:style>
    <style:style style:name="P193" style:family="paragraph" style:parent-style-name="Text_20_body">
      <style:paragraph-properties fo:margin-top="0in" fo:margin-bottom="0in" loext:contextual-spacing="false" fo:line-height="100%"/>
      <style:text-properties fo:font-weight="bold" officeooo:rsid="02448157" officeooo:paragraph-rsid="02448157" style:font-weight-asian="bold" style:font-weight-complex="bold"/>
    </style:style>
    <style:style style:name="P194" style:family="paragraph" style:parent-style-name="Text_20_body">
      <style:paragraph-properties fo:margin-top="0in" fo:margin-bottom="0in" loext:contextual-spacing="false" fo:line-height="100%"/>
      <style:text-properties fo:font-weight="bold" officeooo:rsid="02553a4d" officeooo:paragraph-rsid="02553a4d" style:font-weight-asian="bold" style:font-weight-complex="bold"/>
    </style:style>
    <style:style style:name="P195" style:family="paragraph" style:parent-style-name="Text_20_body">
      <style:paragraph-properties fo:margin-top="0in" fo:margin-bottom="0in" loext:contextual-spacing="false" fo:line-height="100%"/>
      <style:text-properties fo:font-weight="bold" officeooo:rsid="026c67a5" officeooo:paragraph-rsid="026c67a5" style:font-weight-asian="bold" style:font-weight-complex="bold"/>
    </style:style>
    <style:style style:name="P196" style:family="paragraph" style:parent-style-name="Text_20_body">
      <style:paragraph-properties fo:margin-top="0in" fo:margin-bottom="0in" loext:contextual-spacing="false" fo:line-height="100%"/>
      <style:text-properties fo:font-weight="bold" officeooo:rsid="028100c1" officeooo:paragraph-rsid="028100c1" style:font-weight-asian="bold" style:font-weight-complex="bold"/>
    </style:style>
    <style:style style:name="P197" style:family="paragraph" style:parent-style-name="Text_20_body">
      <style:paragraph-properties fo:margin-top="0in" fo:margin-bottom="0in" loext:contextual-spacing="false" fo:line-height="100%"/>
      <style:text-properties fo:font-weight="bold" officeooo:rsid="028100c1" officeooo:paragraph-rsid="0303562f" style:font-weight-asian="bold" style:font-weight-complex="bold"/>
    </style:style>
    <style:style style:name="P198" style:family="paragraph" style:parent-style-name="Text_20_body">
      <style:paragraph-properties fo:margin-top="0in" fo:margin-bottom="0in" loext:contextual-spacing="false" fo:line-height="100%"/>
      <style:text-properties fo:font-weight="bold" officeooo:rsid="02817f52" officeooo:paragraph-rsid="0303562f" style:font-weight-asian="bold" style:font-weight-complex="bold"/>
    </style:style>
    <style:style style:name="P199" style:family="paragraph" style:parent-style-name="Text_20_body">
      <style:paragraph-properties fo:margin-top="0in" fo:margin-bottom="0in" loext:contextual-spacing="false" fo:line-height="100%"/>
      <style:text-properties fo:font-weight="bold" officeooo:rsid="0281e9c4" officeooo:paragraph-rsid="0281e9c4" style:font-weight-asian="bold" style:font-weight-complex="bold"/>
    </style:style>
    <style:style style:name="P200" style:family="paragraph" style:parent-style-name="Text_20_body">
      <style:paragraph-properties fo:margin-top="0in" fo:margin-bottom="0in" loext:contextual-spacing="false" fo:line-height="100%"/>
      <style:text-properties fo:font-weight="bold" officeooo:rsid="02bdac62" officeooo:paragraph-rsid="02bdac62" style:font-weight-asian="bold" style:font-weight-complex="bold"/>
    </style:style>
    <style:style style:name="P201" style:family="paragraph" style:parent-style-name="Text_20_body">
      <style:paragraph-properties fo:margin-top="0in" fo:margin-bottom="0in" loext:contextual-spacing="false" fo:line-height="100%"/>
      <style:text-properties fo:font-weight="normal" officeooo:rsid="02563d4c" officeooo:paragraph-rsid="02563d4c" style:font-weight-asian="normal" style:font-weight-complex="normal"/>
    </style:style>
    <style:style style:name="P202" style:family="paragraph" style:parent-style-name="Text_20_body">
      <style:paragraph-properties fo:margin-top="0in" fo:margin-bottom="0in" loext:contextual-spacing="false" fo:line-height="100%"/>
      <style:text-properties fo:font-weight="normal" officeooo:rsid="0256f947" officeooo:paragraph-rsid="0256f947" style:font-weight-asian="normal" style:font-weight-complex="normal"/>
    </style:style>
    <style:style style:name="P203" style:family="paragraph" style:parent-style-name="Text_20_body">
      <style:paragraph-properties fo:margin-top="0in" fo:margin-bottom="0in" loext:contextual-spacing="false" fo:line-height="100%"/>
      <style:text-properties fo:font-weight="normal" officeooo:rsid="0258c80f" officeooo:paragraph-rsid="0258c80f" style:font-weight-asian="normal" style:font-weight-complex="normal"/>
    </style:style>
    <style:style style:name="P204" style:family="paragraph" style:parent-style-name="Text_20_body">
      <style:paragraph-properties fo:margin-top="0in" fo:margin-bottom="0in" loext:contextual-spacing="false" fo:line-height="100%"/>
      <style:text-properties fo:font-weight="normal" officeooo:rsid="025a5b43" officeooo:paragraph-rsid="025a5b43" style:font-weight-asian="normal" style:font-weight-complex="normal"/>
    </style:style>
    <style:style style:name="P205" style:family="paragraph" style:parent-style-name="Text_20_body">
      <style:paragraph-properties fo:margin-top="0in" fo:margin-bottom="0in" loext:contextual-spacing="false" fo:line-height="100%"/>
      <style:text-properties fo:font-weight="normal" officeooo:rsid="025bfd21" officeooo:paragraph-rsid="025bfd21" style:font-weight-asian="normal" style:font-weight-complex="normal"/>
    </style:style>
    <style:style style:name="P206" style:family="paragraph" style:parent-style-name="Text_20_body">
      <style:paragraph-properties fo:margin-top="0in" fo:margin-bottom="0in" loext:contextual-spacing="false" fo:line-height="100%"/>
      <style:text-properties fo:font-weight="normal" officeooo:rsid="029d5c17" officeooo:paragraph-rsid="029d5c17" style:font-weight-asian="normal" style:font-weight-complex="normal"/>
    </style:style>
    <style:style style:name="P207" style:family="paragraph" style:parent-style-name="Text_20_body">
      <style:paragraph-properties fo:margin-top="0in" fo:margin-bottom="0in" loext:contextual-spacing="false" fo:line-height="100%"/>
      <style:text-properties fo:font-weight="normal" officeooo:rsid="029ed0be" officeooo:paragraph-rsid="029ed0be" style:font-weight-asian="normal" style:font-weight-complex="normal"/>
    </style:style>
    <style:style style:name="P208" style:family="paragraph" style:parent-style-name="Text_20_body">
      <style:paragraph-properties fo:margin-top="0in" fo:margin-bottom="0in" loext:contextual-spacing="false" fo:line-height="100%"/>
      <style:text-properties fo:font-weight="normal" officeooo:rsid="02a1576f" officeooo:paragraph-rsid="02a1576f" style:font-weight-asian="normal" style:font-weight-complex="normal"/>
    </style:style>
    <style:style style:name="P209" style:family="paragraph" style:parent-style-name="Text_20_body">
      <style:paragraph-properties fo:margin-top="0in" fo:margin-bottom="0in" loext:contextual-spacing="false" fo:line-height="100%"/>
      <style:text-properties fo:font-weight="normal" officeooo:rsid="02a2182c" officeooo:paragraph-rsid="02a2182c" style:font-weight-asian="normal" style:font-weight-complex="normal"/>
    </style:style>
    <style:style style:name="P210" style:family="paragraph" style:parent-style-name="Text_20_body">
      <style:paragraph-properties fo:margin-top="0in" fo:margin-bottom="0in" loext:contextual-spacing="false" fo:line-height="100%"/>
      <style:text-properties fo:font-weight="normal" officeooo:rsid="02a64cf0" officeooo:paragraph-rsid="02a64cf0" style:font-weight-asian="normal" style:font-weight-complex="normal"/>
    </style:style>
    <style:style style:name="P211" style:family="paragraph" style:parent-style-name="Text_20_body">
      <style:paragraph-properties fo:margin-top="0in" fo:margin-bottom="0in" loext:contextual-spacing="false" fo:line-height="100%"/>
      <style:text-properties fo:font-weight="normal" officeooo:rsid="02a64cf0" officeooo:paragraph-rsid="02e9f457" style:font-weight-asian="normal" style:font-weight-complex="normal"/>
    </style:style>
    <style:style style:name="P212" style:family="paragraph" style:parent-style-name="Text_20_body">
      <style:paragraph-properties fo:margin-top="0in" fo:margin-bottom="0in" loext:contextual-spacing="false" fo:line-height="100%"/>
      <style:text-properties fo:font-weight="normal" officeooo:rsid="02a64cf0" officeooo:paragraph-rsid="030eedcb" style:font-weight-asian="normal" style:font-weight-complex="normal"/>
    </style:style>
    <style:style style:name="P213" style:family="paragraph" style:parent-style-name="Text_20_body">
      <style:paragraph-properties fo:margin-top="0in" fo:margin-bottom="0in" loext:contextual-spacing="false" fo:line-height="100%"/>
      <style:text-properties fo:font-weight="normal" officeooo:rsid="02a651fd" officeooo:paragraph-rsid="02a651fd" style:font-weight-asian="normal" style:font-weight-complex="normal"/>
    </style:style>
    <style:style style:name="P214" style:family="paragraph" style:parent-style-name="Text_20_body">
      <style:paragraph-properties fo:margin-top="0in" fo:margin-bottom="0in" loext:contextual-spacing="false" fo:line-height="100%"/>
      <style:text-properties fo:font-weight="normal" officeooo:rsid="02a651fd" officeooo:paragraph-rsid="02e9f457" style:font-weight-asian="normal" style:font-weight-complex="normal"/>
    </style:style>
    <style:style style:name="P215" style:family="paragraph" style:parent-style-name="Text_20_body">
      <style:paragraph-properties fo:margin-top="0in" fo:margin-bottom="0in" loext:contextual-spacing="false" fo:line-height="100%"/>
      <style:text-properties fo:font-weight="normal" officeooo:rsid="02a651fd" officeooo:paragraph-rsid="030eedcb" style:font-weight-asian="normal" style:font-weight-complex="normal"/>
    </style:style>
    <style:style style:name="P216" style:family="paragraph" style:parent-style-name="Text_20_body">
      <style:paragraph-properties fo:margin-top="0in" fo:margin-bottom="0in" loext:contextual-spacing="false" fo:line-height="100%"/>
      <style:text-properties fo:font-weight="normal" officeooo:rsid="02a6ccaf" officeooo:paragraph-rsid="02a6ccaf" style:font-weight-asian="normal" style:font-weight-complex="normal"/>
    </style:style>
    <style:style style:name="P217" style:family="paragraph" style:parent-style-name="Text_20_body">
      <style:paragraph-properties fo:margin-top="0in" fo:margin-bottom="0in" loext:contextual-spacing="false" fo:line-height="100%"/>
      <style:text-properties fo:font-weight="normal" officeooo:rsid="02a6ccaf" officeooo:paragraph-rsid="02e9f457" style:font-weight-asian="normal" style:font-weight-complex="normal"/>
    </style:style>
    <style:style style:name="P218" style:family="paragraph" style:parent-style-name="Text_20_body">
      <style:paragraph-properties fo:margin-top="0in" fo:margin-bottom="0in" loext:contextual-spacing="false" fo:line-height="100%"/>
      <style:text-properties fo:font-weight="normal" officeooo:rsid="02a6ccaf" officeooo:paragraph-rsid="030eedcb" style:font-weight-asian="normal" style:font-weight-complex="normal"/>
    </style:style>
    <style:style style:name="P219" style:family="paragraph" style:parent-style-name="Text_20_body">
      <style:paragraph-properties fo:margin-top="0in" fo:margin-bottom="0in" loext:contextual-spacing="false" fo:line-height="100%"/>
      <style:text-properties fo:font-weight="normal" officeooo:rsid="02a78d3e" officeooo:paragraph-rsid="02a78d3e" style:font-weight-asian="normal" style:font-weight-complex="normal"/>
    </style:style>
    <style:style style:name="P220" style:family="paragraph" style:parent-style-name="Text_20_body">
      <style:paragraph-properties fo:margin-top="0in" fo:margin-bottom="0in" loext:contextual-spacing="false" fo:line-height="100%"/>
      <style:text-properties fo:font-weight="normal" officeooo:rsid="02a78d3e" officeooo:paragraph-rsid="02e9f457" style:font-weight-asian="normal" style:font-weight-complex="normal"/>
    </style:style>
    <style:style style:name="P221" style:family="paragraph" style:parent-style-name="Text_20_body">
      <style:paragraph-properties fo:margin-top="0in" fo:margin-bottom="0in" loext:contextual-spacing="false" fo:line-height="100%"/>
      <style:text-properties fo:font-weight="normal" officeooo:rsid="02a78d3e" officeooo:paragraph-rsid="030eedcb" style:font-weight-asian="normal" style:font-weight-complex="normal"/>
    </style:style>
    <style:style style:name="P222" style:family="paragraph" style:parent-style-name="Text_20_body">
      <style:paragraph-properties fo:margin-top="0in" fo:margin-bottom="0in" loext:contextual-spacing="false" fo:line-height="100%"/>
      <style:text-properties fo:font-weight="normal" officeooo:rsid="02a9d429" officeooo:paragraph-rsid="02a9d429" style:font-weight-asian="normal" style:font-weight-complex="normal"/>
    </style:style>
    <style:style style:name="P223" style:family="paragraph" style:parent-style-name="Text_20_body">
      <style:paragraph-properties fo:margin-top="0in" fo:margin-bottom="0in" loext:contextual-spacing="false" fo:line-height="100%"/>
      <style:text-properties fo:font-weight="normal" officeooo:rsid="02a9d429" officeooo:paragraph-rsid="02e9f457" style:font-weight-asian="normal" style:font-weight-complex="normal"/>
    </style:style>
    <style:style style:name="P224" style:family="paragraph" style:parent-style-name="Text_20_body">
      <style:paragraph-properties fo:margin-top="0in" fo:margin-bottom="0in" loext:contextual-spacing="false" fo:line-height="100%"/>
      <style:text-properties fo:font-weight="normal" officeooo:rsid="02a9d429" officeooo:paragraph-rsid="030eedcb" style:font-weight-asian="normal" style:font-weight-complex="normal"/>
    </style:style>
    <style:style style:name="P225" style:family="paragraph" style:parent-style-name="Text_20_body">
      <style:paragraph-properties fo:margin-top="0in" fo:margin-bottom="0in" loext:contextual-spacing="false" fo:line-height="100%"/>
      <style:text-properties fo:font-weight="normal" officeooo:rsid="02abacf0" officeooo:paragraph-rsid="02abacf0" style:font-weight-asian="normal" style:font-weight-complex="normal"/>
    </style:style>
    <style:style style:name="P226" style:family="paragraph" style:parent-style-name="Text_20_body">
      <style:paragraph-properties fo:margin-top="0in" fo:margin-bottom="0in" loext:contextual-spacing="false" fo:line-height="100%"/>
      <style:text-properties fo:font-weight="normal" officeooo:rsid="02abacf0" officeooo:paragraph-rsid="02e9f457" style:font-weight-asian="normal" style:font-weight-complex="normal"/>
    </style:style>
    <style:style style:name="P227" style:family="paragraph" style:parent-style-name="Text_20_body">
      <style:paragraph-properties fo:margin-top="0in" fo:margin-bottom="0in" loext:contextual-spacing="false" fo:line-height="100%"/>
      <style:text-properties fo:font-weight="normal" officeooo:rsid="02abacf0" officeooo:paragraph-rsid="030eedcb" style:font-weight-asian="normal" style:font-weight-complex="normal"/>
    </style:style>
    <style:style style:name="P228" style:family="paragraph" style:parent-style-name="Text_20_body">
      <style:paragraph-properties fo:margin-top="0in" fo:margin-bottom="0in" loext:contextual-spacing="false" fo:line-height="100%"/>
      <style:text-properties fo:font-weight="normal" officeooo:rsid="02b1a81f" officeooo:paragraph-rsid="02b1a81f" style:font-weight-asian="normal" style:font-weight-complex="normal"/>
    </style:style>
    <style:style style:name="P229" style:family="paragraph" style:parent-style-name="Text_20_body">
      <style:paragraph-properties fo:margin-top="0in" fo:margin-bottom="0in" loext:contextual-spacing="false" fo:line-height="100%"/>
      <style:text-properties fo:font-weight="normal" officeooo:rsid="02b7ccfb" officeooo:paragraph-rsid="02bbe37d" style:font-weight-asian="normal" style:font-weight-complex="normal"/>
    </style:style>
    <style:style style:name="P230" style:family="paragraph" style:parent-style-name="Text_20_body">
      <style:paragraph-properties fo:margin-top="0in" fo:margin-bottom="0in" loext:contextual-spacing="false" fo:line-height="100%"/>
      <style:text-properties fo:font-weight="normal" officeooo:rsid="02bf25f8" officeooo:paragraph-rsid="02bf25f8" style:font-weight-asian="normal" style:font-weight-complex="normal"/>
    </style:style>
    <style:style style:name="P231" style:family="paragraph" style:parent-style-name="Text_20_body">
      <style:paragraph-properties fo:margin-top="0in" fo:margin-bottom="0in" loext:contextual-spacing="false" fo:line-height="100%"/>
      <style:text-properties fo:font-weight="normal" officeooo:rsid="02c0d754" officeooo:paragraph-rsid="02c0d754" style:font-weight-asian="normal" style:font-weight-complex="normal"/>
    </style:style>
    <style:style style:name="P232" style:family="paragraph" style:parent-style-name="Text_20_body">
      <style:paragraph-properties fo:margin-top="0in" fo:margin-bottom="0in" loext:contextual-spacing="false" fo:line-height="100%"/>
      <style:text-properties fo:font-weight="normal" officeooo:rsid="02c18aee" officeooo:paragraph-rsid="02c4024a" style:font-weight-asian="normal" style:font-weight-complex="normal"/>
    </style:style>
    <style:style style:name="P233" style:family="paragraph" style:parent-style-name="Text_20_body">
      <style:paragraph-properties fo:margin-top="0in" fo:margin-bottom="0in" loext:contextual-spacing="false" fo:line-height="100%"/>
      <style:text-properties fo:font-weight="normal" officeooo:rsid="02c18aee" officeooo:paragraph-rsid="02c4fd6d" style:font-weight-asian="normal" style:font-weight-complex="normal"/>
    </style:style>
    <style:style style:name="P234" style:family="paragraph" style:parent-style-name="Text_20_body">
      <style:paragraph-properties fo:margin-top="0in" fo:margin-bottom="0in" loext:contextual-spacing="false" fo:line-height="100%"/>
      <style:text-properties fo:font-weight="normal" officeooo:rsid="02c6c3e5" officeooo:paragraph-rsid="02c6c3e5" style:font-weight-asian="normal" style:font-weight-complex="normal"/>
    </style:style>
    <style:style style:name="P235" style:family="paragraph" style:parent-style-name="Text_20_body">
      <style:paragraph-properties fo:margin-top="0in" fo:margin-bottom="0in" loext:contextual-spacing="false" fo:line-height="100%"/>
      <style:text-properties fo:font-weight="normal" officeooo:rsid="02c79820" officeooo:paragraph-rsid="02c79820" style:font-weight-asian="normal" style:font-weight-complex="normal"/>
    </style:style>
    <style:style style:name="P236" style:family="paragraph" style:parent-style-name="Text_20_body">
      <style:paragraph-properties fo:margin-top="0in" fo:margin-bottom="0in" loext:contextual-spacing="false" fo:line-height="100%"/>
      <style:text-properties fo:font-weight="normal" officeooo:rsid="02c82756" officeooo:paragraph-rsid="02c82756" style:font-weight-asian="normal" style:font-weight-complex="normal"/>
    </style:style>
    <style:style style:name="P237" style:family="paragraph" style:parent-style-name="Text_20_body">
      <style:paragraph-properties fo:margin-top="0in" fo:margin-bottom="0in" loext:contextual-spacing="false" fo:line-height="100%"/>
      <style:text-properties fo:font-weight="normal" officeooo:rsid="02c886f0" officeooo:paragraph-rsid="02c886f0" style:font-weight-asian="normal" style:font-weight-complex="normal"/>
    </style:style>
    <style:style style:name="P238" style:family="paragraph" style:parent-style-name="Text_20_body">
      <style:paragraph-properties fo:margin-top="0in" fo:margin-bottom="0in" loext:contextual-spacing="false" fo:line-height="100%"/>
      <style:text-properties fo:font-weight="normal" officeooo:rsid="02c9cf02" officeooo:paragraph-rsid="02c9cf02" style:font-weight-asian="normal" style:font-weight-complex="normal"/>
    </style:style>
    <style:style style:name="P239" style:family="paragraph" style:parent-style-name="Text_20_body">
      <style:paragraph-properties fo:margin-top="0in" fo:margin-bottom="0in" loext:contextual-spacing="false" fo:line-height="100%"/>
      <style:text-properties fo:font-weight="normal" officeooo:rsid="02d5b6f2" officeooo:paragraph-rsid="02d5b6f2" style:font-weight-asian="normal" style:font-weight-complex="normal"/>
    </style:style>
    <style:style style:name="P240" style:family="paragraph" style:parent-style-name="Text_20_body">
      <style:paragraph-properties fo:margin-top="0in" fo:margin-bottom="0in" loext:contextual-spacing="false" fo:line-height="100%"/>
      <style:text-properties fo:font-weight="normal" officeooo:rsid="02df674e" officeooo:paragraph-rsid="02df674e" style:font-weight-asian="normal" style:font-weight-complex="normal"/>
    </style:style>
    <style:style style:name="P241" style:family="paragraph" style:parent-style-name="Text_20_body">
      <style:paragraph-properties fo:margin-top="0in" fo:margin-bottom="0in" loext:contextual-spacing="false" fo:line-height="100%"/>
      <style:text-properties fo:font-weight="normal" officeooo:rsid="02e1174b" officeooo:paragraph-rsid="02e1174b" style:font-weight-asian="normal" style:font-weight-complex="normal"/>
    </style:style>
    <style:style style:name="P242" style:family="paragraph" style:parent-style-name="Text_20_body">
      <style:paragraph-properties fo:margin-top="0in" fo:margin-bottom="0in" loext:contextual-spacing="false" fo:line-height="100%"/>
      <style:text-properties fo:font-weight="normal" officeooo:rsid="02e286f6" officeooo:paragraph-rsid="02e286f6" style:font-weight-asian="normal" style:font-weight-complex="normal"/>
    </style:style>
    <style:style style:name="P243" style:family="paragraph" style:parent-style-name="Text_20_body">
      <style:paragraph-properties fo:margin-top="0in" fo:margin-bottom="0in" loext:contextual-spacing="false" fo:line-height="100%"/>
      <style:text-properties fo:font-weight="normal" officeooo:rsid="02e49491" officeooo:paragraph-rsid="02e49491" style:font-weight-asian="normal" style:font-weight-complex="normal"/>
    </style:style>
    <style:style style:name="P244" style:family="paragraph" style:parent-style-name="Text_20_body">
      <style:paragraph-properties fo:margin-top="0in" fo:margin-bottom="0in" loext:contextual-spacing="false" fo:line-height="100%"/>
      <style:text-properties fo:font-weight="normal" officeooo:rsid="02e49491" officeooo:paragraph-rsid="02e9f457" style:font-weight-asian="normal" style:font-weight-complex="normal"/>
    </style:style>
    <style:style style:name="P245" style:family="paragraph" style:parent-style-name="Text_20_body">
      <style:paragraph-properties fo:margin-top="0in" fo:margin-bottom="0in" loext:contextual-spacing="false" fo:line-height="100%"/>
      <style:text-properties fo:font-weight="normal" officeooo:rsid="02e83920" officeooo:paragraph-rsid="02e83920" style:font-weight-asian="normal" style:font-weight-complex="normal"/>
    </style:style>
    <style:style style:name="P246" style:family="paragraph" style:parent-style-name="Text_20_body">
      <style:paragraph-properties fo:margin-top="0in" fo:margin-bottom="0in" loext:contextual-spacing="false" fo:line-height="100%"/>
      <style:text-properties fo:font-weight="normal" officeooo:rsid="02e9f457" officeooo:paragraph-rsid="02e9f457" style:font-weight-asian="normal" style:font-weight-complex="normal"/>
    </style:style>
    <style:style style:name="P247" style:family="paragraph" style:parent-style-name="Text_20_body">
      <style:paragraph-properties fo:margin-top="0in" fo:margin-bottom="0in" loext:contextual-spacing="false" fo:line-height="100%"/>
      <style:text-properties fo:font-weight="normal" officeooo:rsid="02ed550a" officeooo:paragraph-rsid="02ed550a" style:font-weight-asian="normal" style:font-weight-complex="normal"/>
    </style:style>
    <style:style style:name="P248" style:family="paragraph" style:parent-style-name="Text_20_body">
      <style:paragraph-properties fo:margin-top="0in" fo:margin-bottom="0in" loext:contextual-spacing="false" fo:line-height="100%"/>
      <style:text-properties fo:font-weight="normal" officeooo:rsid="02fd7de0" officeooo:paragraph-rsid="02fd7de0" style:font-weight-asian="normal" style:font-weight-complex="normal"/>
    </style:style>
    <style:style style:name="P249" style:family="paragraph" style:parent-style-name="Text_20_body">
      <style:paragraph-properties fo:margin-top="0in" fo:margin-bottom="0in" loext:contextual-spacing="false" fo:line-height="100%"/>
      <style:text-properties fo:font-weight="normal" officeooo:rsid="02fff619" officeooo:paragraph-rsid="02fff619" style:font-weight-asian="normal" style:font-weight-complex="normal"/>
    </style:style>
    <style:style style:name="P250" style:family="paragraph" style:parent-style-name="Text_20_body">
      <style:paragraph-properties fo:margin-top="0in" fo:margin-bottom="0in" loext:contextual-spacing="false" fo:line-height="100%"/>
      <style:text-properties fo:font-weight="normal" officeooo:rsid="0300fe4f" officeooo:paragraph-rsid="0300fe4f" style:font-weight-asian="normal" style:font-weight-complex="normal"/>
    </style:style>
    <style:style style:name="P251" style:family="paragraph" style:parent-style-name="Text_20_body">
      <style:paragraph-properties fo:margin-top="0in" fo:margin-bottom="0in" loext:contextual-spacing="false" fo:line-height="100%"/>
      <style:text-properties fo:font-weight="normal" officeooo:rsid="03028ef5" officeooo:paragraph-rsid="03028ef5" style:font-weight-asian="normal" style:font-weight-complex="normal"/>
    </style:style>
    <style:style style:name="P252" style:family="paragraph" style:parent-style-name="Text_20_body">
      <style:paragraph-properties fo:margin-top="0in" fo:margin-bottom="0in" loext:contextual-spacing="false" fo:line-height="100%"/>
      <style:text-properties fo:font-weight="normal" officeooo:rsid="03028ef5" officeooo:paragraph-rsid="0307b72c" style:font-weight-asian="normal" style:font-weight-complex="normal"/>
    </style:style>
    <style:style style:name="P253" style:family="paragraph" style:parent-style-name="Text_20_body">
      <style:paragraph-properties fo:margin-top="0in" fo:margin-bottom="0in" loext:contextual-spacing="false" fo:line-height="100%"/>
      <style:text-properties fo:font-weight="normal" officeooo:rsid="0307b72c" officeooo:paragraph-rsid="0307b72c" style:font-weight-asian="normal" style:font-weight-complex="normal"/>
    </style:style>
    <style:style style:name="P254" style:family="paragraph" style:parent-style-name="Text_20_body">
      <style:paragraph-properties fo:margin-top="0in" fo:margin-bottom="0in" loext:contextual-spacing="false" fo:line-height="100%"/>
      <style:text-properties fo:font-weight="normal" officeooo:rsid="0308ec6c" officeooo:paragraph-rsid="0308ec6c" style:font-weight-asian="normal" style:font-weight-complex="normal"/>
    </style:style>
    <style:style style:name="P255" style:family="paragraph" style:parent-style-name="Text_20_body">
      <style:paragraph-properties fo:margin-top="0in" fo:margin-bottom="0in" loext:contextual-spacing="false" fo:line-height="100%"/>
      <style:text-properties officeooo:rsid="02663398" officeooo:paragraph-rsid="02663398"/>
    </style:style>
    <style:style style:name="P256" style:family="paragraph" style:parent-style-name="Text_20_body">
      <style:paragraph-properties fo:margin-top="0in" fo:margin-bottom="0in" loext:contextual-spacing="false" fo:line-height="100%"/>
      <style:text-properties officeooo:rsid="02af75ba" officeooo:paragraph-rsid="02af75ba"/>
    </style:style>
    <style:style style:name="P257" style:family="paragraph" style:parent-style-name="Text_20_body">
      <style:paragraph-properties fo:margin-top="0in" fo:margin-bottom="0in" loext:contextual-spacing="false" fo:line-height="100%"/>
      <style:text-properties fo:color="#ff33ff" style:font-name="Comic Sans MS" fo:font-size="8pt" officeooo:paragraph-rsid="002268b7" style:font-size-asian="8pt" style:font-size-complex="8pt"/>
    </style:style>
    <style:style style:name="P258" style:family="paragraph" style:parent-style-name="Text_20_body">
      <style:paragraph-properties fo:margin-top="0in" fo:margin-bottom="0in" loext:contextual-spacing="false" fo:line-height="100%"/>
      <style:text-properties fo:color="#ff33ff" style:font-name="Comic Sans MS" fo:font-size="8pt" fo:font-weight="bold" officeooo:paragraph-rsid="002268b7" style:font-size-asian="8pt" style:font-weight-asian="bold" style:font-size-complex="8pt" style:font-weight-complex="bold"/>
    </style:style>
    <style:style style:name="P259" style:family="paragraph" style:parent-style-name="Text_20_body">
      <style:paragraph-properties fo:margin-top="0in" fo:margin-bottom="0in" loext:contextual-spacing="false" fo:line-height="100%"/>
      <style:text-properties officeooo:rsid="02dbf3e4" officeooo:paragraph-rsid="02dbf3e4"/>
    </style:style>
    <style:style style:name="P260" style:family="paragraph" style:parent-style-name="Text_20_body">
      <style:paragraph-properties fo:margin-top="0in" fo:margin-bottom="0in" loext:contextual-spacing="false" fo:line-height="100%"/>
      <style:text-properties officeooo:rsid="030eedcb" officeooo:paragraph-rsid="030eedcb"/>
    </style:style>
    <style:style style:name="P261" style:family="paragraph" style:parent-style-name="Text_20_body">
      <style:paragraph-properties fo:margin-top="0in" fo:margin-bottom="0in" loext:contextual-spacing="false" fo:line-height="100%"/>
      <style:text-properties officeooo:rsid="0311285b" officeooo:paragraph-rsid="0311285b"/>
    </style:style>
    <style:style style:name="P262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fo:color="#ff33ff" style:font-name="Comic Sans MS" fo:font-size="8pt" officeooo:paragraph-rsid="002268b7" style:font-size-asian="8pt" style:font-size-complex="8pt"/>
    </style:style>
    <style:style style:name="P263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style:font-name="Comic Sans MS" fo:font-size="8pt" officeooo:rsid="0023b5c4" officeooo:paragraph-rsid="0023b5c4" style:font-size-asian="8pt" style:font-size-complex="8pt"/>
    </style:style>
    <style:style style:name="P264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style:font-name="Comic Sans MS" fo:font-size="8pt" officeooo:rsid="00f9b63d" officeooo:paragraph-rsid="00f9b63d" style:font-size-asian="8pt" style:font-size-complex="8pt"/>
    </style:style>
    <style:style style:name="P265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style:font-name="Comic Sans MS" fo:font-size="8pt" officeooo:rsid="00f9b63d" officeooo:paragraph-rsid="00fe4f87" style:font-size-asian="8pt" style:font-size-complex="8pt"/>
    </style:style>
    <style:style style:name="P266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style:font-name="Comic Sans MS" fo:font-size="8pt" officeooo:rsid="00f9b63d" officeooo:paragraph-rsid="010193e9" style:font-size-asian="8pt" style:font-size-complex="8pt"/>
    </style:style>
    <style:style style:name="P267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style:font-name="Comic Sans MS" fo:font-size="8pt" officeooo:rsid="015052f3" officeooo:paragraph-rsid="015052f3" style:font-size-asian="8pt" style:font-size-complex="8pt"/>
    </style:style>
    <style:style style:name="P268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99pt solid #000000" style:join-border="false"/>
      <style:text-properties style:font-name="Comic Sans MS" fo:font-size="8pt" fo:font-weight="normal" officeooo:rsid="01b7253c" officeooo:paragraph-rsid="01b7253c" style:font-size-asian="8pt" style:font-weight-asian="normal" style:font-size-complex="8pt" style:font-weight-complex="normal"/>
    </style:style>
    <style:style style:name="P269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06pt solid #000000" style:join-border="false"/>
      <style:text-properties style:font-name="Comic Sans MS" fo:font-size="8pt" fo:font-weight="bold" officeooo:rsid="02032d10" officeooo:paragraph-rsid="01f94d1e" style:font-size-asian="8pt" style:font-weight-asian="bold" style:font-size-complex="8pt" style:font-weight-complex="bold"/>
    </style:style>
    <style:style style:name="P270" style:family="paragraph" style:parent-style-name="Text_20_body">
      <style:paragraph-properties fo:margin-top="0in" fo:margin-bottom="0in" loext:contextual-spacing="false" fo:line-height="100%" fo:padding="0.0291in" fo:border-left="none" fo:border-right="none" fo:border-top="none" fo:border-bottom="0.06pt solid #000000" style:join-border="false"/>
      <style:text-properties style:font-name="Comic Sans MS" fo:font-size="8pt" fo:font-weight="normal" officeooo:rsid="02032d10" officeooo:paragraph-rsid="02032d10" style:font-size-asian="8pt" style:font-weight-asian="normal" style:font-size-complex="8pt" style:font-weight-complex="normal"/>
    </style:style>
    <style:style style:name="T1" style:family="text">
      <style:text-properties officeooo:rsid="001ef82d"/>
    </style:style>
    <style:style style:name="T2" style:family="text">
      <style:text-properties fo:language="en" fo:country="US" officeooo:rsid="0032a54c"/>
    </style:style>
    <style:style style:name="T3" style:family="text">
      <style:text-properties fo:language="en" fo:country="US" officeooo:rsid="0037e759"/>
    </style:style>
    <style:style style:name="T4" style:family="text">
      <style:text-properties fo:language="en" fo:country="US" officeooo:rsid="0217f8b9"/>
    </style:style>
    <style:style style:name="T5" style:family="text">
      <style:text-properties fo:language="en" fo:country="US" officeooo:rsid="025352de"/>
    </style:style>
    <style:style style:name="T6" style:family="text">
      <style:text-properties officeooo:rsid="0032fc07"/>
    </style:style>
    <style:style style:name="T7" style:family="text">
      <style:text-properties officeooo:rsid="00346b21"/>
    </style:style>
    <style:style style:name="T8" style:family="text">
      <style:text-properties officeooo:rsid="0039befb"/>
    </style:style>
    <style:style style:name="T9" style:family="text">
      <style:text-properties officeooo:rsid="003b49e9"/>
    </style:style>
    <style:style style:name="T10" style:family="text">
      <style:text-properties officeooo:rsid="0040d0bf"/>
    </style:style>
    <style:style style:name="T11" style:family="text">
      <style:text-properties officeooo:rsid="004444d8"/>
    </style:style>
    <style:style style:name="T12" style:family="text">
      <style:text-properties officeooo:rsid="004a810b"/>
    </style:style>
    <style:style style:name="T13" style:family="text">
      <style:text-properties officeooo:rsid="00533ec3"/>
    </style:style>
    <style:style style:name="T14" style:family="text">
      <style:text-properties officeooo:rsid="005f16c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767663"/>
    </style:style>
    <style:style style:name="T18" style:family="text">
      <style:text-properties officeooo:rsid="0089c7b2"/>
    </style:style>
    <style:style style:name="T19" style:family="text">
      <style:text-properties officeooo:rsid="008df456"/>
    </style:style>
    <style:style style:name="T20" style:family="text">
      <style:text-properties officeooo:rsid="008fd860"/>
    </style:style>
    <style:style style:name="T21" style:family="text">
      <style:text-properties officeooo:rsid="00901086"/>
    </style:style>
    <style:style style:name="T22" style:family="text">
      <style:text-properties officeooo:rsid="00925af9"/>
    </style:style>
    <style:style style:name="T23" style:family="text">
      <style:text-properties officeooo:rsid="0095b358"/>
    </style:style>
    <style:style style:name="T24" style:family="text">
      <style:text-properties officeooo:rsid="00ab234a"/>
    </style:style>
    <style:style style:name="T25" style:family="text">
      <style:text-properties officeooo:rsid="00adaba5"/>
    </style:style>
    <style:style style:name="T26" style:family="text">
      <style:text-properties officeooo:rsid="00b7b8b1"/>
    </style:style>
    <style:style style:name="T27" style:family="text">
      <style:text-properties officeooo:rsid="00b99883"/>
    </style:style>
    <style:style style:name="T28" style:family="text">
      <style:text-properties officeooo:rsid="00ba6a76"/>
    </style:style>
    <style:style style:name="T29" style:family="text">
      <style:text-properties officeooo:rsid="00be078e"/>
    </style:style>
    <style:style style:name="T30" style:family="text">
      <style:text-properties officeooo:rsid="00bf8dd1"/>
    </style:style>
    <style:style style:name="T31" style:family="text">
      <style:text-properties officeooo:rsid="00c26d2a"/>
    </style:style>
    <style:style style:name="T32" style:family="text">
      <style:text-properties officeooo:rsid="00c35134"/>
    </style:style>
    <style:style style:name="T33" style:family="text">
      <style:text-properties officeooo:rsid="00d0eac6"/>
    </style:style>
    <style:style style:name="T34" style:family="text">
      <style:text-properties officeooo:rsid="00d24dcc"/>
    </style:style>
    <style:style style:name="T35" style:family="text">
      <style:text-properties officeooo:rsid="00db1ddf"/>
    </style:style>
    <style:style style:name="T36" style:family="text">
      <style:text-properties officeooo:rsid="00e59776"/>
    </style:style>
    <style:style style:name="T37" style:family="text">
      <style:text-properties officeooo:rsid="00f6a44a"/>
    </style:style>
    <style:style style:name="T38" style:family="text">
      <style:text-properties officeooo:rsid="00f9b63d"/>
    </style:style>
    <style:style style:name="T39" style:family="text">
      <style:text-properties officeooo:rsid="00fe4f87"/>
    </style:style>
    <style:style style:name="T40" style:family="text">
      <style:text-properties officeooo:rsid="00ffc2aa"/>
    </style:style>
    <style:style style:name="T41" style:family="text">
      <style:text-properties officeooo:rsid="010193e9"/>
    </style:style>
    <style:style style:name="T42" style:family="text">
      <style:text-properties officeooo:rsid="01049884"/>
    </style:style>
    <style:style style:name="T43" style:family="text">
      <style:text-properties officeooo:rsid="0105c63d"/>
    </style:style>
    <style:style style:name="T44" style:family="text">
      <style:text-properties officeooo:rsid="0106c028"/>
    </style:style>
    <style:style style:name="T45" style:family="text">
      <style:text-properties officeooo:rsid="01084ed3"/>
    </style:style>
    <style:style style:name="T46" style:family="text">
      <style:text-properties officeooo:rsid="0110a842"/>
    </style:style>
    <style:style style:name="T47" style:family="text">
      <style:text-properties officeooo:rsid="01127a00"/>
    </style:style>
    <style:style style:name="T48" style:family="text">
      <style:text-properties officeooo:rsid="01157313"/>
    </style:style>
    <style:style style:name="T49" style:family="text">
      <style:text-properties officeooo:rsid="0125a5a0"/>
    </style:style>
    <style:style style:name="T50" style:family="text">
      <style:text-properties officeooo:rsid="00e52187"/>
    </style:style>
    <style:style style:name="T51" style:family="text">
      <style:text-properties officeooo:rsid="0134365b"/>
    </style:style>
    <style:style style:name="T52" style:family="text">
      <style:text-properties officeooo:rsid="0138b24e"/>
    </style:style>
    <style:style style:name="T53" style:family="text">
      <style:text-properties officeooo:rsid="013e9864"/>
    </style:style>
    <style:style style:name="T54" style:family="text">
      <style:text-properties officeooo:rsid="0147d82b"/>
    </style:style>
    <style:style style:name="T55" style:family="text">
      <style:text-properties officeooo:rsid="014a7501"/>
    </style:style>
    <style:style style:name="T56" style:family="text">
      <style:text-properties officeooo:rsid="014d1730"/>
    </style:style>
    <style:style style:name="T57" style:family="text">
      <style:text-properties officeooo:rsid="01516c9c"/>
    </style:style>
    <style:style style:name="T58" style:family="text">
      <style:text-properties officeooo:rsid="0153502d"/>
    </style:style>
    <style:style style:name="T59" style:family="text">
      <style:text-properties officeooo:rsid="01561e90"/>
    </style:style>
    <style:style style:name="T60" style:family="text">
      <style:text-properties officeooo:rsid="0158ca50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f3fd1" style:font-weight-asian="normal" style:font-weight-complex="normal"/>
    </style:style>
    <style:style style:name="T63" style:family="text">
      <style:text-properties fo:font-weight="normal" officeooo:rsid="0039befb" style:font-weight-asian="normal" style:font-weight-complex="normal"/>
    </style:style>
    <style:style style:name="T64" style:family="text">
      <style:text-properties fo:font-weight="normal" officeooo:rsid="020b05c1" style:font-weight-asian="normal" style:font-weight-complex="normal"/>
    </style:style>
    <style:style style:name="T65" style:family="text">
      <style:text-properties fo:font-weight="normal" officeooo:rsid="020b3812" style:font-weight-asian="normal" style:font-weight-complex="normal"/>
    </style:style>
    <style:style style:name="T66" style:family="text">
      <style:text-properties fo:font-weight="normal" officeooo:rsid="0210759b" style:font-weight-asian="normal" style:font-weight-complex="normal"/>
    </style:style>
    <style:style style:name="T67" style:family="text">
      <style:text-properties fo:font-weight="normal" officeooo:rsid="02121a99" style:font-weight-asian="normal" style:font-weight-complex="normal"/>
    </style:style>
    <style:style style:name="T68" style:family="text">
      <style:text-properties fo:font-weight="normal" officeooo:rsid="021611d4" style:font-weight-asian="normal" style:font-weight-complex="normal"/>
    </style:style>
    <style:style style:name="T69" style:family="text">
      <style:text-properties fo:font-weight="normal" officeooo:rsid="0217f8b9" style:font-weight-asian="normal" style:font-weight-complex="normal"/>
    </style:style>
    <style:style style:name="T70" style:family="text">
      <style:text-properties fo:font-weight="normal" officeooo:rsid="021aa2fa" style:font-weight-asian="normal" style:font-weight-complex="normal"/>
    </style:style>
    <style:style style:name="T71" style:family="text">
      <style:text-properties fo:font-weight="normal" officeooo:rsid="021bc378" style:font-weight-asian="normal" style:font-weight-complex="normal"/>
    </style:style>
    <style:style style:name="T72" style:family="text">
      <style:text-properties fo:font-weight="normal" officeooo:rsid="0267d938" style:font-weight-asian="normal" style:font-weight-complex="normal"/>
    </style:style>
    <style:style style:name="T73" style:family="text">
      <style:text-properties fo:font-weight="normal" officeooo:rsid="02695c5f" style:font-weight-asian="normal" style:font-weight-complex="normal"/>
    </style:style>
    <style:style style:name="T74" style:family="text">
      <style:text-properties fo:font-weight="normal" officeooo:rsid="026b463c" style:font-weight-asian="normal" style:font-weight-complex="normal"/>
    </style:style>
    <style:style style:name="T75" style:family="text">
      <style:text-properties fo:font-weight="normal" officeooo:rsid="026bd3a3" style:font-weight-asian="normal" style:font-weight-complex="normal"/>
    </style:style>
    <style:style style:name="T76" style:family="text">
      <style:text-properties fo:font-weight="normal" officeooo:rsid="02724ce5" style:font-weight-asian="normal" style:font-weight-complex="normal"/>
    </style:style>
    <style:style style:name="T77" style:family="text">
      <style:text-properties fo:font-weight="normal" officeooo:rsid="02735435" style:font-weight-asian="normal" style:font-weight-complex="normal"/>
    </style:style>
    <style:style style:name="T78" style:family="text">
      <style:text-properties fo:font-weight="normal" officeooo:rsid="02761a5a" style:font-weight-asian="normal" style:font-weight-complex="normal"/>
    </style:style>
    <style:style style:name="T79" style:family="text">
      <style:text-properties fo:font-weight="normal" officeooo:rsid="0276adb7" style:font-weight-asian="normal" style:font-weight-complex="normal"/>
    </style:style>
    <style:style style:name="T80" style:family="text">
      <style:text-properties fo:font-weight="normal" officeooo:rsid="027965b8" style:font-weight-asian="normal" style:font-weight-complex="normal"/>
    </style:style>
    <style:style style:name="T81" style:family="text">
      <style:text-properties officeooo:rsid="017ad9f9"/>
    </style:style>
    <style:style style:name="T82" style:family="text">
      <style:text-properties officeooo:rsid="017dee41"/>
    </style:style>
    <style:style style:name="T83" style:family="text">
      <style:text-properties officeooo:rsid="01806090"/>
    </style:style>
    <style:style style:name="T84" style:family="text">
      <style:text-properties officeooo:rsid="01897af1"/>
    </style:style>
    <style:style style:name="T85" style:family="text">
      <style:text-properties officeooo:rsid="018cdf14"/>
    </style:style>
    <style:style style:name="T86" style:family="text">
      <style:text-properties officeooo:rsid="018e6f61"/>
    </style:style>
    <style:style style:name="T87" style:family="text">
      <style:text-properties officeooo:rsid="019243d3"/>
    </style:style>
    <style:style style:name="T88" style:family="text">
      <style:text-properties officeooo:rsid="019404e7"/>
    </style:style>
    <style:style style:name="T89" style:family="text">
      <style:text-properties officeooo:rsid="01983786"/>
    </style:style>
    <style:style style:name="T90" style:family="text">
      <style:text-properties officeooo:rsid="01985239"/>
    </style:style>
    <style:style style:name="T91" style:family="text">
      <style:text-properties officeooo:rsid="019d643a"/>
    </style:style>
    <style:style style:name="T92" style:family="text">
      <style:text-properties officeooo:rsid="01a7edb7"/>
    </style:style>
    <style:style style:name="T93" style:family="text">
      <style:text-properties officeooo:rsid="01abdbad"/>
    </style:style>
    <style:style style:name="T94" style:family="text">
      <style:text-properties officeooo:rsid="01b2a25f"/>
    </style:style>
    <style:style style:name="T95" style:family="text">
      <style:text-properties officeooo:rsid="01b31ff2"/>
    </style:style>
    <style:style style:name="T96" style:family="text">
      <style:text-properties officeooo:rsid="01b6a59e"/>
    </style:style>
    <style:style style:name="T97" style:family="text">
      <style:text-properties officeooo:rsid="01b892f8"/>
    </style:style>
    <style:style style:name="T98" style:family="text">
      <style:text-properties officeooo:rsid="01bc615e"/>
    </style:style>
    <style:style style:name="T99" style:family="text">
      <style:text-properties officeooo:rsid="01c27e56"/>
    </style:style>
    <style:style style:name="T100" style:family="text">
      <style:text-properties officeooo:rsid="01c94232"/>
    </style:style>
    <style:style style:name="T101" style:family="text">
      <style:text-properties officeooo:rsid="01cb60a3"/>
    </style:style>
    <style:style style:name="T102" style:family="text">
      <style:text-properties officeooo:rsid="01cff4a5"/>
    </style:style>
    <style:style style:name="T103" style:family="text">
      <style:text-properties officeooo:rsid="01d18f46"/>
    </style:style>
    <style:style style:name="T104" style:family="text">
      <style:text-properties officeooo:rsid="01ddfede"/>
    </style:style>
    <style:style style:name="T105" style:family="text">
      <style:text-properties officeooo:rsid="01e41647"/>
    </style:style>
    <style:style style:name="T106" style:family="text">
      <style:text-properties officeooo:rsid="01eb1cfb"/>
    </style:style>
    <style:style style:name="T107" style:family="text">
      <style:text-properties officeooo:rsid="01efbb63"/>
    </style:style>
    <style:style style:name="T108" style:family="text">
      <style:text-properties officeooo:rsid="01f5f5ed"/>
    </style:style>
    <style:style style:name="T109" style:family="text">
      <style:text-properties officeooo:rsid="01f9bdaa"/>
    </style:style>
    <style:style style:name="T110" style:family="text">
      <style:text-properties officeooo:rsid="0204eb88"/>
    </style:style>
    <style:style style:name="T111" style:family="text">
      <style:text-properties fo:font-weight="bold" officeooo:rsid="0241e57b" style:font-weight-asian="bold" style:font-weight-complex="bold"/>
    </style:style>
    <style:style style:name="T112" style:family="text">
      <style:text-properties officeooo:rsid="01e6d9d3"/>
    </style:style>
    <style:style style:name="T113" style:family="text">
      <style:text-properties style:font-name="Comic Sans MS" fo:font-size="8pt" fo:font-weight="normal" style:font-size-asian="8pt" style:font-weight-asian="normal" style:font-size-complex="8pt" style:font-weight-complex="normal"/>
    </style:style>
    <style:style style:name="T114" style:family="text">
      <style:text-properties style:font-name="Comic Sans MS" fo:font-size="8pt" fo:font-weight="normal" officeooo:rsid="02072eb9" style:font-size-asian="8pt" style:font-weight-asian="normal" style:font-size-complex="8pt" style:font-weight-complex="normal"/>
    </style:style>
    <style:style style:name="T115" style:family="text">
      <style:text-properties style:font-name="Comic Sans MS" fo:font-size="8pt" fo:font-weight="normal" officeooo:rsid="02411de9" style:font-size-asian="8pt" style:font-weight-asian="normal" style:font-size-complex="8pt" style:font-weight-complex="normal"/>
    </style:style>
    <style:style style:name="T116" style:family="text">
      <style:text-properties style:font-name="Comic Sans MS" fo:font-size="8pt" fo:font-weight="normal" officeooo:rsid="02b08b8f" style:font-size-asian="8pt" style:font-weight-asian="normal" style:font-size-complex="8pt" style:font-weight-complex="normal"/>
    </style:style>
    <style:style style:name="T117" style:family="text">
      <style:text-properties style:font-name="Comic Sans MS" fo:font-size="8pt" style:font-size-asian="8pt" style:font-size-complex="8pt"/>
    </style:style>
    <style:style style:name="T118" style:family="text">
      <style:text-properties style:font-name="Comic Sans MS" fo:font-size="8pt" officeooo:rsid="02072eb9" style:font-size-asian="8pt" style:font-size-complex="8pt"/>
    </style:style>
    <style:style style:name="T119" style:family="text">
      <style:text-properties style:font-name="Comic Sans MS" fo:font-size="8pt" officeooo:rsid="02589606" style:font-size-asian="8pt" style:font-size-complex="8pt"/>
    </style:style>
    <style:style style:name="T120" style:family="text">
      <style:text-properties style:font-name="Comic Sans MS" fo:font-size="8pt" officeooo:rsid="02592929" style:font-size-asian="8pt" style:font-size-complex="8pt"/>
    </style:style>
    <style:style style:name="T121" style:family="text">
      <style:text-properties style:font-name="Comic Sans MS" fo:font-size="8pt" officeooo:rsid="0259d7ee" style:font-size-asian="8pt" style:font-size-complex="8pt"/>
    </style:style>
    <style:style style:name="T122" style:family="text">
      <style:text-properties style:font-name="Comic Sans MS" fo:font-size="8pt" officeooo:rsid="025bfd21" style:font-size-asian="8pt" style:font-size-complex="8pt"/>
    </style:style>
    <style:style style:name="T123" style:family="text">
      <style:text-properties style:font-name="Comic Sans MS" fo:font-size="8pt" officeooo:rsid="025da902" style:font-size-asian="8pt" style:font-size-complex="8pt"/>
    </style:style>
    <style:style style:name="T124" style:family="text">
      <style:text-properties style:font-name="Comic Sans MS" fo:font-size="8pt" officeooo:rsid="025f2500" style:font-size-asian="8pt" style:font-size-complex="8pt"/>
    </style:style>
    <style:style style:name="T125" style:family="text">
      <style:text-properties style:font-name="Comic Sans MS" fo:font-size="8pt" officeooo:rsid="025fc0aa" style:font-size-asian="8pt" style:font-size-complex="8pt"/>
    </style:style>
    <style:style style:name="T126" style:family="text">
      <style:text-properties style:font-name="Comic Sans MS" fo:font-size="8pt" officeooo:rsid="0261bc06" style:font-size-asian="8pt" style:font-size-complex="8pt"/>
    </style:style>
    <style:style style:name="T127" style:family="text">
      <style:text-properties style:font-name="Comic Sans MS" fo:font-size="8pt" officeooo:rsid="02648b60" style:font-size-asian="8pt" style:font-size-complex="8pt"/>
    </style:style>
    <style:style style:name="T128" style:family="text">
      <style:text-properties style:font-name="Comic Sans MS" fo:font-size="8pt" officeooo:rsid="02658195" style:font-size-asian="8pt" style:font-size-complex="8pt"/>
    </style:style>
    <style:style style:name="T129" style:family="text">
      <style:text-properties style:font-name="Comic Sans MS" fo:font-size="8pt" officeooo:rsid="026e417a" style:font-size-asian="8pt" style:font-size-complex="8pt"/>
    </style:style>
    <style:style style:name="T130" style:family="text">
      <style:text-properties style:font-name="Comic Sans MS" fo:font-size="8pt" officeooo:rsid="02817f52" style:font-size-asian="8pt" style:font-size-complex="8pt"/>
    </style:style>
    <style:style style:name="T131" style:family="text">
      <style:text-properties style:font-name="Comic Sans MS" fo:font-size="8pt" officeooo:rsid="029d7882" style:font-size-asian="8pt" style:font-size-complex="8pt"/>
    </style:style>
    <style:style style:name="T132" style:family="text">
      <style:text-properties style:font-name="Comic Sans MS" fo:font-size="8pt" officeooo:rsid="029d8966" style:font-size-asian="8pt" style:font-size-complex="8pt"/>
    </style:style>
    <style:style style:name="T133" style:family="text">
      <style:text-properties style:font-name="Comic Sans MS" fo:font-size="8pt" officeooo:rsid="029eb3a0" style:font-size-asian="8pt" style:font-size-complex="8pt"/>
    </style:style>
    <style:style style:name="T134" style:family="text">
      <style:text-properties style:font-name="Comic Sans MS" fo:font-size="8pt" officeooo:rsid="029ed0be" style:font-size-asian="8pt" style:font-size-complex="8pt"/>
    </style:style>
    <style:style style:name="T135" style:family="text">
      <style:text-properties style:font-name="Comic Sans MS" fo:font-size="8pt" officeooo:rsid="029f8b5c" style:font-size-asian="8pt" style:font-size-complex="8pt"/>
    </style:style>
    <style:style style:name="T136" style:family="text">
      <style:text-properties style:font-name="Comic Sans MS" fo:font-size="8pt" officeooo:rsid="02a1b6d5" style:font-size-asian="8pt" style:font-size-complex="8pt"/>
    </style:style>
    <style:style style:name="T137" style:family="text">
      <style:text-properties style:font-name="Comic Sans MS" fo:font-size="8pt" officeooo:rsid="02a3fa94" style:font-size-asian="8pt" style:font-size-complex="8pt"/>
    </style:style>
    <style:style style:name="T138" style:family="text">
      <style:text-properties style:font-name="Comic Sans MS" fo:font-size="8pt" officeooo:rsid="02a598f7" style:font-size-asian="8pt" style:font-size-complex="8pt"/>
    </style:style>
    <style:style style:name="T139" style:family="text">
      <style:text-properties style:font-name="Comic Sans MS" fo:font-size="8pt" officeooo:rsid="02a6ccaf" style:font-size-asian="8pt" style:font-size-complex="8pt"/>
    </style:style>
    <style:style style:name="T140" style:family="text">
      <style:text-properties style:font-name="Comic Sans MS" fo:font-size="8pt" officeooo:rsid="02a74491" style:font-size-asian="8pt" style:font-size-complex="8pt"/>
    </style:style>
    <style:style style:name="T141" style:family="text">
      <style:text-properties style:font-name="Comic Sans MS" fo:font-size="8pt" officeooo:rsid="02a9d429" style:font-size-asian="8pt" style:font-size-complex="8pt"/>
    </style:style>
    <style:style style:name="T142" style:family="text">
      <style:text-properties style:font-name="Comic Sans MS" fo:font-size="8pt" officeooo:rsid="02abf588" style:font-size-asian="8pt" style:font-size-complex="8pt"/>
    </style:style>
    <style:style style:name="T143" style:family="text">
      <style:text-properties style:font-name="Comic Sans MS" fo:font-size="8pt" officeooo:rsid="02b2f3a5" style:font-size-asian="8pt" style:font-size-complex="8pt"/>
    </style:style>
    <style:style style:name="T144" style:family="text">
      <style:text-properties style:font-name="Comic Sans MS" fo:font-size="8pt" officeooo:rsid="02b8fcfc" style:font-size-asian="8pt" style:font-size-complex="8pt"/>
    </style:style>
    <style:style style:name="T145" style:family="text">
      <style:text-properties style:font-name="Comic Sans MS" fo:font-size="8pt" officeooo:rsid="02ba313f" style:font-size-asian="8pt" style:font-size-complex="8pt"/>
    </style:style>
    <style:style style:name="T146" style:family="text">
      <style:text-properties style:font-name="Comic Sans MS" fo:font-size="8pt" officeooo:rsid="02ba681f" style:font-size-asian="8pt" style:font-size-complex="8pt"/>
    </style:style>
    <style:style style:name="T147" style:family="text">
      <style:text-properties style:font-name="Comic Sans MS" fo:font-size="8pt" officeooo:rsid="02bb9a41" style:font-size-asian="8pt" style:font-size-complex="8pt"/>
    </style:style>
    <style:style style:name="T148" style:family="text">
      <style:text-properties style:font-name="Comic Sans MS" fo:font-size="8pt" officeooo:rsid="02bbe37d" style:font-size-asian="8pt" style:font-size-complex="8pt"/>
    </style:style>
    <style:style style:name="T149" style:family="text">
      <style:text-properties style:font-name="Comic Sans MS" fo:font-size="8pt" officeooo:rsid="02bdac62" style:font-size-asian="8pt" style:font-size-complex="8pt"/>
    </style:style>
    <style:style style:name="T150" style:family="text">
      <style:text-properties style:font-name="Comic Sans MS" fo:font-size="8pt" officeooo:rsid="02bdf4f5" style:font-size-asian="8pt" style:font-size-complex="8pt"/>
    </style:style>
    <style:style style:name="T151" style:family="text">
      <style:text-properties style:font-name="Comic Sans MS" fo:font-size="8pt" officeooo:rsid="02bf25f8" style:font-size-asian="8pt" style:font-size-complex="8pt"/>
    </style:style>
    <style:style style:name="T152" style:family="text">
      <style:text-properties style:font-name="Comic Sans MS" fo:font-size="8pt" officeooo:rsid="02c1830c" style:font-size-asian="8pt" style:font-size-complex="8pt"/>
    </style:style>
    <style:style style:name="T153" style:family="text">
      <style:text-properties style:font-name="Comic Sans MS" fo:font-size="8pt" officeooo:rsid="02c18aee" style:font-size-asian="8pt" style:font-size-complex="8pt"/>
    </style:style>
    <style:style style:name="T154" style:family="text">
      <style:text-properties style:font-name="Comic Sans MS" fo:font-size="8pt" officeooo:rsid="02c2e60e" style:font-size-asian="8pt" style:font-size-complex="8pt"/>
    </style:style>
    <style:style style:name="T155" style:family="text">
      <style:text-properties style:font-name="Comic Sans MS" fo:font-size="8pt" officeooo:rsid="02c4024a" style:font-size-asian="8pt" style:font-size-complex="8pt"/>
    </style:style>
    <style:style style:name="T156" style:family="text">
      <style:text-properties style:font-name="Comic Sans MS" fo:font-size="8pt" officeooo:rsid="02c497aa" style:font-size-asian="8pt" style:font-size-complex="8pt"/>
    </style:style>
    <style:style style:name="T157" style:family="text">
      <style:text-properties style:font-name="Comic Sans MS" fo:font-size="8pt" officeooo:rsid="02c4fd6d" style:font-size-asian="8pt" style:font-size-complex="8pt"/>
    </style:style>
    <style:style style:name="T158" style:family="text">
      <style:text-properties style:font-name="Comic Sans MS" fo:font-size="8pt" officeooo:rsid="02c5a822" style:font-size-asian="8pt" style:font-size-complex="8pt"/>
    </style:style>
    <style:style style:name="T159" style:family="text">
      <style:text-properties style:font-name="Comic Sans MS" fo:font-size="8pt" officeooo:rsid="02c82756" style:font-size-asian="8pt" style:font-size-complex="8pt"/>
    </style:style>
    <style:style style:name="T160" style:family="text">
      <style:text-properties style:font-name="Comic Sans MS" fo:font-size="8pt" officeooo:rsid="02ca776e" style:font-size-asian="8pt" style:font-size-complex="8pt"/>
    </style:style>
    <style:style style:name="T161" style:family="text">
      <style:text-properties style:font-name="Comic Sans MS" fo:font-size="8pt" officeooo:rsid="02d6b732" style:font-size-asian="8pt" style:font-size-complex="8pt"/>
    </style:style>
    <style:style style:name="T162" style:family="text">
      <style:text-properties style:font-name="Comic Sans MS" fo:font-size="8pt" officeooo:rsid="02d71aef" style:font-size-asian="8pt" style:font-size-complex="8pt"/>
    </style:style>
    <style:style style:name="T163" style:family="text">
      <style:text-properties style:font-name="Comic Sans MS" fo:font-size="8pt" officeooo:rsid="02d8ebc1" style:font-size-asian="8pt" style:font-size-complex="8pt"/>
    </style:style>
    <style:style style:name="T164" style:family="text">
      <style:text-properties style:font-name="Comic Sans MS" fo:font-size="8pt" officeooo:rsid="02df0374" style:font-size-asian="8pt" style:font-size-complex="8pt"/>
    </style:style>
    <style:style style:name="T165" style:family="text">
      <style:text-properties style:font-name="Comic Sans MS" fo:font-size="8pt" officeooo:rsid="02df674e" style:font-size-asian="8pt" style:font-size-complex="8pt"/>
    </style:style>
    <style:style style:name="T166" style:family="text">
      <style:text-properties style:font-name="Comic Sans MS" fo:font-size="8pt" officeooo:rsid="02e0884d" style:font-size-asian="8pt" style:font-size-complex="8pt"/>
    </style:style>
    <style:style style:name="T167" style:family="text">
      <style:text-properties style:font-name="Comic Sans MS" fo:font-size="8pt" officeooo:rsid="02e200f0" style:font-size-asian="8pt" style:font-size-complex="8pt"/>
    </style:style>
    <style:style style:name="T168" style:family="text">
      <style:text-properties style:font-name="Comic Sans MS" fo:font-size="8pt" officeooo:rsid="02e286f6" style:font-size-asian="8pt" style:font-size-complex="8pt"/>
    </style:style>
    <style:style style:name="T169" style:family="text">
      <style:text-properties style:font-name="Comic Sans MS" fo:font-size="8pt" officeooo:rsid="02e3d914" style:font-size-asian="8pt" style:font-size-complex="8pt"/>
    </style:style>
    <style:style style:name="T170" style:family="text">
      <style:text-properties style:font-name="Comic Sans MS" fo:font-size="8pt" officeooo:rsid="02e5ff7b" style:font-size-asian="8pt" style:font-size-complex="8pt"/>
    </style:style>
    <style:style style:name="T171" style:family="text">
      <style:text-properties style:font-name="Comic Sans MS" fo:font-size="8pt" officeooo:rsid="02e7e2be" style:font-size-asian="8pt" style:font-size-complex="8pt"/>
    </style:style>
    <style:style style:name="T172" style:family="text">
      <style:text-properties style:font-name="Comic Sans MS" fo:font-size="8pt" officeooo:rsid="02e8e5eb" style:font-size-asian="8pt" style:font-size-complex="8pt"/>
    </style:style>
    <style:style style:name="T173" style:family="text">
      <style:text-properties style:font-name="Comic Sans MS" fo:font-size="8pt" officeooo:rsid="02e9f457" style:font-size-asian="8pt" style:font-size-complex="8pt"/>
    </style:style>
    <style:style style:name="T174" style:family="text">
      <style:text-properties style:font-name="Comic Sans MS" fo:font-size="8pt" officeooo:rsid="02ebdee6" style:font-size-asian="8pt" style:font-size-complex="8pt"/>
    </style:style>
    <style:style style:name="T175" style:family="text">
      <style:text-properties style:font-name="Comic Sans MS" fo:font-size="8pt" officeooo:rsid="02ec4ee4" style:font-size-asian="8pt" style:font-size-complex="8pt"/>
    </style:style>
    <style:style style:name="T176" style:family="text">
      <style:text-properties style:font-name="Comic Sans MS" fo:font-size="8pt" officeooo:rsid="02fe0c97" style:font-size-asian="8pt" style:font-size-complex="8pt"/>
    </style:style>
    <style:style style:name="T177" style:family="text">
      <style:text-properties style:font-name="Comic Sans MS" fo:font-size="8pt" officeooo:rsid="0300e1ce" style:font-size-asian="8pt" style:font-size-complex="8pt"/>
    </style:style>
    <style:style style:name="T178" style:family="text">
      <style:text-properties style:font-name="Comic Sans MS" fo:font-size="8pt" officeooo:rsid="03028ef5" style:font-size-asian="8pt" style:font-size-complex="8pt"/>
    </style:style>
    <style:style style:name="T179" style:family="text">
      <style:text-properties style:font-name="Comic Sans MS" fo:font-size="8pt" officeooo:rsid="03065429" style:font-size-asian="8pt" style:font-size-complex="8pt"/>
    </style:style>
    <style:style style:name="T180" style:family="text">
      <style:text-properties style:font-name="Comic Sans MS" fo:font-size="8pt" officeooo:rsid="030f617d" style:font-size-asian="8pt" style:font-size-complex="8pt"/>
    </style:style>
    <style:style style:name="T181" style:family="text">
      <style:text-properties style:font-name="Comic Sans MS" fo:font-size="8pt" officeooo:rsid="03107334" style:font-size-asian="8pt" style:font-size-complex="8pt"/>
    </style:style>
    <style:style style:name="T182" style:family="text">
      <style:text-properties style:font-name="Comic Sans M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3" style:family="text">
      <style:text-properties style:font-name="Comic Sans MS" fo:font-size="8pt" fo:font-style="italic" fo:font-weight="bold" officeooo:rsid="02411de9" style:font-size-asian="8pt" style:font-style-asian="italic" style:font-weight-asian="bold" style:font-size-complex="8pt" style:font-style-complex="italic" style:font-weight-complex="bold"/>
    </style:style>
    <style:style style:name="T184" style:family="text">
      <style:text-properties officeooo:rsid="020860d7"/>
    </style:style>
    <style:style style:name="T185" style:family="text">
      <style:text-properties officeooo:rsid="0213585c"/>
    </style:style>
    <style:style style:name="T186" style:family="text">
      <style:text-properties officeooo:rsid="0218b9ae"/>
    </style:style>
    <style:style style:name="T187" style:family="text">
      <style:text-properties officeooo:rsid="021ddda9"/>
    </style:style>
    <style:style style:name="T188" style:family="text">
      <style:text-properties officeooo:rsid="021e23df"/>
    </style:style>
    <style:style style:name="T189" style:family="text">
      <style:text-properties officeooo:rsid="021f5500"/>
    </style:style>
    <style:style style:name="T190" style:family="text">
      <style:text-properties officeooo:rsid="02201249"/>
    </style:style>
    <style:style style:name="T191" style:family="text">
      <style:text-properties officeooo:rsid="02202844"/>
    </style:style>
    <style:style style:name="T192" style:family="text">
      <style:text-properties officeooo:rsid="02209f17"/>
    </style:style>
    <style:style style:name="T193" style:family="text">
      <style:text-properties officeooo:rsid="02220745"/>
    </style:style>
    <style:style style:name="T194" style:family="text">
      <style:text-properties officeooo:rsid="022519e0"/>
    </style:style>
    <style:style style:name="T195" style:family="text">
      <style:text-properties officeooo:rsid="0226b0fa"/>
    </style:style>
    <style:style style:name="T196" style:family="text">
      <style:text-properties officeooo:rsid="0227b5b1"/>
    </style:style>
    <style:style style:name="T197" style:family="text">
      <style:text-properties officeooo:rsid="0228db38"/>
    </style:style>
    <style:style style:name="T198" style:family="text">
      <style:text-properties officeooo:rsid="022bf7d3"/>
    </style:style>
    <style:style style:name="T199" style:family="text">
      <style:text-properties officeooo:rsid="022d525f"/>
    </style:style>
    <style:style style:name="T200" style:family="text">
      <style:text-properties officeooo:rsid="022ef5f5"/>
    </style:style>
    <style:style style:name="T201" style:family="text">
      <style:text-properties officeooo:rsid="022ef6c7"/>
    </style:style>
    <style:style style:name="T202" style:family="text">
      <style:text-properties officeooo:rsid="023cf50e"/>
    </style:style>
    <style:style style:name="T203" style:family="text">
      <style:text-properties officeooo:rsid="02405131"/>
    </style:style>
    <style:style style:name="T204" style:family="text">
      <style:text-properties officeooo:rsid="0241e57b"/>
    </style:style>
    <style:style style:name="T205" style:family="text">
      <style:text-properties officeooo:rsid="024c0bbf"/>
    </style:style>
    <style:style style:name="T206" style:family="text">
      <style:text-properties officeooo:rsid="0250636c"/>
    </style:style>
    <style:style style:name="T207" style:family="text">
      <style:text-properties officeooo:rsid="02514251"/>
    </style:style>
    <style:style style:name="T208" style:family="text">
      <style:text-properties officeooo:rsid="02532d25"/>
    </style:style>
    <style:style style:name="T209" style:family="text">
      <style:text-properties officeooo:rsid="02540351"/>
    </style:style>
    <style:style style:name="T210" style:family="text">
      <style:text-properties officeooo:rsid="027965b8"/>
    </style:style>
    <style:style style:name="T211" style:family="text">
      <style:text-properties officeooo:rsid="027bc0d9"/>
    </style:style>
    <style:style style:name="T212" style:family="text">
      <style:text-properties officeooo:rsid="027c6522"/>
    </style:style>
    <style:style style:name="T213" style:family="text">
      <style:text-properties officeooo:rsid="027d6a55"/>
    </style:style>
    <style:style style:name="T214" style:family="text">
      <style:text-properties officeooo:rsid="027e1f07"/>
    </style:style>
    <style:style style:name="T215" style:family="text">
      <style:text-properties officeooo:rsid="0288b076"/>
    </style:style>
    <style:style style:name="T216" style:family="text">
      <style:text-properties officeooo:rsid="028a0ad9"/>
    </style:style>
    <style:style style:name="T217" style:family="text">
      <style:text-properties officeooo:rsid="0292f80a"/>
    </style:style>
    <style:style style:name="T218" style:family="text">
      <style:text-properties officeooo:rsid="02945044"/>
    </style:style>
    <style:style style:name="T219" style:family="text">
      <style:text-properties officeooo:rsid="0297f893"/>
    </style:style>
    <style:style style:name="T220" style:family="text">
      <style:text-properties officeooo:rsid="029a480c"/>
    </style:style>
    <style:style style:name="T221" style:family="text">
      <style:text-properties officeooo:rsid="029c4a54"/>
    </style:style>
    <style:style style:name="T222" style:family="text">
      <style:text-properties officeooo:rsid="02adf1f1"/>
    </style:style>
    <style:style style:name="T223" style:family="text">
      <style:text-properties officeooo:rsid="02b68edf"/>
    </style:style>
    <style:style style:name="T224" style:family="text">
      <style:text-properties officeooo:rsid="02caf1ae"/>
    </style:style>
    <style:style style:name="T225" style:family="text">
      <style:text-properties officeooo:rsid="02cc38fd"/>
    </style:style>
    <style:style style:name="T226" style:family="text">
      <style:text-properties officeooo:rsid="02e9f457"/>
    </style:style>
    <style:style style:name="T227" style:family="text">
      <style:text-properties officeooo:rsid="02ee955d"/>
    </style:style>
    <style:style style:name="T228" style:family="text">
      <style:text-properties officeooo:rsid="02ef0e29"/>
    </style:style>
    <style:style style:name="T229" style:family="text">
      <style:text-properties officeooo:rsid="02f29a35"/>
    </style:style>
    <style:style style:name="T230" style:family="text">
      <style:text-properties officeooo:rsid="02f9bfc0"/>
    </style:style>
    <style:style style:name="T231" style:family="text">
      <style:text-properties officeooo:rsid="02fa9087"/>
    </style:style>
    <style:style style:name="T232" style:family="text">
      <style:text-properties officeooo:rsid="030eca3c"/>
    </style:style>
    <style:style style:name="T233" style:family="text">
      <style:text-properties officeooo:rsid="03149e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Sugestão de Casos de Uso {</text:p>
      <text:p text:style-name="P100"><text:tab/>...</text:p>
      <text:p text:style-name="P100">}</text:p>
      <text:p text:style-name="P101"/>
      <text:p text:style-name="P102">Prioridade [</text:p>
      <text:p text:style-name="P102"><text:tab/>0.<text:span text:style-name="T20">0</text:span>,1<text:span text:style-name="T20">0.0</text:span></text:p>
      <text:p text:style-name="P102">]</text:p>
      <text:p text:style-name="P103"/>
      <text:p text:style-name="P104">Frequência </text:p>
      <text:p text:style-name="P104">{</text:p>
      <text:p text:style-name="P104"><text:tab/>Extremamente baixa, Muito baixa, baixa, média-baixa, média, média-alta, alta, Muito alta, Extremamente Alta</text:p>
      <text:p text:style-name="P104">}</text:p>
      <text:p text:style-name="P262"/>
      <text:p text:style-name="P257"/>
      <text:p text:style-name="P258">[Caso de uso 0.1] <text:span text:style-name="T1">Distribuir a Simulação</text:span></text:p>
      <text:p text:style-name="P65"><text:span text:style-name="T15">Obj</text:span><text:span text:style-name="T16">etivo</text:span><text:span text:style-name="T61">: </text:span><text:span text:style-name="T62">Distribuir a carga de trabalho da simulação para os recursos disponíveis na rede de colaboradores. </text:span></text:p>
      <text:p text:style-name="P7">Escopo: <text:span text:style-name="T6">Framework S</text:span><text:span text:style-name="T2">leigh </text:span><text:span text:style-name="T3">(Broker)</text:span><text:span text:style-name="T2">.</text:span></text:p>
      <text:p text:style-name="P3">Pré-<text:span text:style-name="T29">C</text:span>ondições: <text:span text:style-name="T7">Arquivo de entrada da simulação, que será passada pela interface web.</text:span></text:p>
      <text:p text:style-name="P68"><text:span text:style-name="T61">Condição Final de Sucessos: </text:span><text:span text:style-name="T63">O recurso de processamento recebeu corretamente os parâmetros necessários para realizar a simulaç</text:span><text:span text:style-name="T8">ão.</text:span></text:p>
      <text:p text:style-name="P68">Condição Final de Falha: <text:span text:style-name="T9">Ocorre uma interrupção do processo de distribuição, caso o recursos já esteja processando ele é avisado pelo ator para cancelar o processo.</text:span></text:p>
      <text:p text:style-name="P68">Ator Primário: <text:span text:style-name="T10">Cupid (Ativo)</text:span></text:p>
      <text:p text:style-name="P68"/>
      <text:p text:style-name="P68">Cenário Principal de Sucesso:</text:p>
      <text:p text:style-name="P72">1º passo. <text:span text:style-name="T11">Verificar se existem recursos disponíveis.</text:span></text:p>
      <text:p text:style-name="P77">2º passo. <text:span text:style-name="T12">Enviar as instruções da simulação.</text:span></text:p>
      <text:p text:style-name="P80">3º passo. <text:span text:style-name="T19">Receber ping de resposta indicando o estado: positivo, negativo, in-queue, etc.</text:span></text:p>
      <text:p text:style-name="P72"/>
      <text:p text:style-name="P68">Extensões:</text:p>
      <text:p text:style-name="P83">1.<text:span text:style-name="T13">1 Não existe recurso disponível: Enviar uma mensagem para o ator que não existe recurso disponível no momento.</text:span></text:p>
      <text:p text:style-name="P86">2.<text:span text:style-name="T14">1 Problemas com a comunicação via rede: Reenviar após um período de tempo. Caso falhe após X tentativas, remover o nodo na lista de colaboradores.</text:span></text:p>
      <text:p text:style-name="P89">2.2 O nodo não é mais colaborador: Remove da lista de colaboradores.</text:p>
      <text:p text:style-name="P90">2.3 <text:span text:style-name="T17">As instruções se corromperam (ping: negativo) durante o envio: Reenviar imediatamente as instruções.</text:span></text:p>
      <text:p text:style-name="P91">2.<text:span text:style-name="T46">4</text:span> <text:span text:style-name="T18">O colaborador já estava processando (ping: in-queue): Coloca na lista de colaboradores processando.</text:span></text:p>
      <text:p text:style-name="P68"/>
      <text:p text:style-name="P68">Informação Relacionada:</text:p>
      <text:p text:style-name="P68">Prioridade: <text:span text:style-name="T21">10.0.</text:span></text:p>
      <text:p text:style-name="P68">Desempenho: <text:span text:style-name="T22">Menor overhead possível.</text:span></text:p>
      <text:p text:style-name="P68">Frequência: <text:span text:style-name="T23">Muito alta.</text:span></text:p>
      <text:p text:style-name="P68">Caso de Uso Pai: <text:span text:style-name="T57">0.X-Instanciar uma simulação</text:span></text:p>
      <text:p text:style-name="P68">Caso de Uso Subordinados: <text:span text:style-name="T38">0.2-Retornar o Estado da Simulação.</text:span></text:p>
      <text:p text:style-name="P68">Atores Secundários: <text:span text:style-name="T27">App Pine (Pinheiro → Árvore de Natal → onde os presentes ficam)</text:span></text:p>
      <text:p text:style-name="P263"/>
      <text:p text:style-name="P68"/>
      <text:p text:style-name="P180">[Caso de uso 0.2] <text:span text:style-name="T24">Retornar o Estado da Simulação</text:span></text:p>
      <text:p text:style-name="P105">Objetivo: <text:span text:style-name="T25">Informar para os usuários-colaboradores (a.k.a Pais) sobre o andamento atual da simulação.</text:span></text:p>
      <text:p text:style-name="P108">Escopo: <text:span text:style-name="T26">Framework Sleigh.</text:span></text:p>
      <text:p text:style-name="P111">Pré-<text:span text:style-name="T30">C</text:span>ondições: <text:span text:style-name="T28">Possuir uma simulação ativa.</text:span></text:p>
      <text:p text:style-name="P114">Condição Final de Sucesso: <text:span text:style-name="T31">Retornar os dados (Estado atual: Em andamento, Interrompido, Finalizado; progresso atual) referente ao estado atual da simulação.</text:span></text:p>
      <text:p text:style-name="P117">Condição Final de Falha: <text:span text:style-name="T32">Retornar que a simulação foi encerrada, pois o usuário cancelou a simulação.</text:span></text:p>
      <text:p text:style-name="P120">Ator: <text:span text:style-name="T37">Cupid (Passivo)</text:span></text:p>
      <text:p text:style-name="P120"/>
      <text:p text:style-name="P123">Cenário Principal de Sucesso:</text:p>
      <text:p text:style-name="P123">1º passo. <text:span text:style-name="T33">Acessar as variáveis de estado de simulação.</text:span></text:p>
      <text:p text:style-name="P127">2º <text:span text:style-name="T34">passo. Enviar para interface web os dados acessados.</text:span></text:p>
      <text:p text:style-name="P131">3º passo: <text:span text:style-name="T36">Receber o ping de resposta indicando o estado: positivo, negativo.</text:span></text:p>
      <text:p text:style-name="P127"/>
      <text:p text:style-name="P134">Extensões:</text:p>
      <text:p text:style-name="P137">1.<text:span text:style-name="T35">1 Simulação não existente: Comunica para interface web que o recurso não pode ser utilizado, pois a simulação não existe.</text:span></text:p>
      <text:p text:style-name="P131">2.1 Falha no envio de dados: <text:span text:style-name="T38">Aguardar o próximo ciclo de envio.</text:span></text:p>
      <text:p text:style-name="P131"/>
      <text:p text:style-name="P138">Informação Relacionada:</text:p>
      <text:p text:style-name="P138">Prioridade: <text:span text:style-name="T38">8.0.</text:span></text:p>
      <text:p text:style-name="P141">Desempenho: Menor overhead de rede possível.</text:p>
      <text:p text:style-name="P141">Frequência: Alta.</text:p>
      <text:p text:style-name="P141">Caso de Uso Pai: 0.1-Distribuir Simulação.</text:p>
      <text:p text:style-name="P141">Caso de Uso Subordinados: -</text:p>
      <text:p text:style-name="P141">Atores Secundários: -</text:p>
      <text:p text:style-name="P264"/>
      <text:p text:style-name="P141"/>
      <text:p text:style-name="P181">[Caso de uso 0.3] Parar a <text:span text:style-name="T39">S</text:span>imulação</text:p>
      <text:p text:style-name="P106">Objetivo: <text:span text:style-name="T39">Usuário deseja interromper sua simulação.</text:span> </text:p>
      <text:p text:style-name="P109"><text:soft-page-break/>Escopo: <text:span text:style-name="T39">Framework Sleigh.</text:span></text:p>
      <text:p text:style-name="P112">Pré-<text:span text:style-name="T30">C</text:span>ondições: <text:span text:style-name="T28">Possuir uma simulação ativa.</text:span></text:p>
      <text:p text:style-name="P115">Condição Final de Sucesso: <text:span text:style-name="T39">Todos os stakeholders envolvidos com a determinada simulação serão devidamente pausados.</text:span></text:p>
      <text:p text:style-name="P118">Condição Final de Falha: <text:span text:style-name="T40">Continua a simulação. </text:span></text:p>
      <text:p text:style-name="P121">Ator: <text:span text:style-name="T37">Cupid (Ativo), Framework Sleigh.</text:span></text:p>
      <text:p text:style-name="P121"/>
      <text:p text:style-name="P124">Cenário Principal de Sucesso:</text:p>
      <text:p text:style-name="P128"><text:span text:style-name="T40">1</text:span>º <text:span text:style-name="T34">passo. Salvar o estado atual da simulação.</text:span></text:p>
      <text:p text:style-name="P124"><text:span text:style-name="T40">2</text:span>º passo. <text:span text:style-name="T39">Enviar sinal de parada para a simulação em execução.</text:span></text:p>
      <text:p text:style-name="P132">3º passo. <text:span text:style-name="T40">Receber o ping de resposta indicando estado: positivo, negativo.</text:span></text:p>
      <text:p text:style-name="P144">4º passo. Enviar para os usuários-colaborados que a simulação foi pausada.</text:p>
      <text:p text:style-name="P145"><text:span text:style-name="T44">5</text:span>º passo. Para<text:span text:style-name="T42">r</text:span> de enviar o estado de simulação.</text:p>
      <text:p text:style-name="P129"/>
      <text:p text:style-name="P135">Extensões:</text:p>
      <text:p text:style-name="P146"><text:span text:style-name="T41">1</text:span>.1 Falha no armazenamento do estado atual: <text:span text:style-name="T41">Salva o último estado válido</text:span>.</text:p>
      <text:p text:style-name="P133"><text:span text:style-name="T41">2</text:span>.1 Falha no envio d<text:span text:style-name="T40">o sinal</text:span>: <text:span text:style-name="T38">Aguardar o próximo ciclo de envio.</text:span></text:p>
      <text:p text:style-name="P132"/>
      <text:p text:style-name="P139">Informação Relacionada:</text:p>
      <text:p text:style-name="P139">Prioridade: <text:span text:style-name="T41">7.5.</text:span></text:p>
      <text:p text:style-name="P142">Desempenho: Menor <text:span text:style-name="T41">espaço de tempo</text:span> possível.</text:p>
      <text:p text:style-name="P142">Frequência: <text:span text:style-name="T41">Extremamente baixa</text:span>.</text:p>
      <text:p text:style-name="P142">Caso de Uso Pai: -</text:p>
      <text:p text:style-name="P142">Caso de Uso Subordinados: -</text:p>
      <text:p text:style-name="P142">Atores Secundários: <text:span text:style-name="T41">App Pine</text:span>.</text:p>
      <text:p text:style-name="P265"/>
      <text:p text:style-name="P142"/>
      <text:p text:style-name="P182">[Caso de uso 0.<text:span text:style-name="T41">4</text:span>] <text:span text:style-name="T41">Excluir</text:span> a <text:span text:style-name="T39">S</text:span>imulação</text:p>
      <text:p text:style-name="P107">Objetivo: <text:span text:style-name="T39">Usuário deseja finalizar sua simulação.</text:span> </text:p>
      <text:p text:style-name="P110">Escopo: <text:span text:style-name="T39">Framework Sleigh.</text:span></text:p>
      <text:p text:style-name="P113">Pré-<text:span text:style-name="T30">C</text:span>ondições: <text:span text:style-name="T28">Possuir uma simulação ativa.</text:span></text:p>
      <text:p text:style-name="P116">Condição Final de Sucesso: <text:span text:style-name="T39">Todos os stakeholders envolvidos com a determinada simulação serão devidamente encerrados.</text:span></text:p>
      <text:p text:style-name="P119">Condição Final de Falha: <text:span text:style-name="T40">Continua a simulação. </text:span></text:p>
      <text:p text:style-name="P122">Ator: <text:span text:style-name="T37">Cupid (Ativo), Framework Sleigh.</text:span></text:p>
      <text:p text:style-name="P122"/>
      <text:p text:style-name="P125">Cenário Principal de Sucesso:</text:p>
      <text:p text:style-name="P130"><text:span text:style-name="T40">1</text:span>º <text:span text:style-name="T34">passo. Enviar o ping da morte para os stakeholders.</text:span></text:p>
      <text:p text:style-name="P126"><text:span text:style-name="T40">2</text:span>º passo. <text:span text:style-name="T43">Enviar para os usuários-colaboradores que a simulação não existe mais.</text:span></text:p>
      <text:p text:style-name="P133">3º passo. <text:span text:style-name="T43">Parar de receber o estado da simulação.</text:span></text:p>
      <text:p text:style-name="P130"/>
      <text:p text:style-name="P136">Extensões:</text:p>
      <text:p text:style-name="P147"><text:span text:style-name="T41">1</text:span>.1 Falha no <text:span text:style-name="T45">envio do ping da morte</text:span>: <text:span text:style-name="T45">Reenviar, pois o ping da morte tarda mas não falha</text:span>.</text:p>
      <text:p text:style-name="P133"/>
      <text:p text:style-name="P140">Informação Relacionada:</text:p>
      <text:p text:style-name="P140">Prioridade: <text:span text:style-name="T41">7.5.</text:span></text:p>
      <text:p text:style-name="P143">Desempenho: Menor <text:span text:style-name="T41">espaço de tempo</text:span> possível.</text:p>
      <text:p text:style-name="P143">Frequência: <text:span text:style-name="T41">Extremamente baixa</text:span>.</text:p>
      <text:p text:style-name="P143">Caso de Uso Pai: -</text:p>
      <text:p text:style-name="P143">Caso de Uso Subordinados: -</text:p>
      <text:p text:style-name="P143">Atores Secundários: <text:span text:style-name="T41">App Pine</text:span></text:p>
      <text:p text:style-name="P266"/>
      <text:p text:style-name="P183"/>
      <text:p text:style-name="P184">[Caso de uso 0.X] Configurar uma Simulação</text:p>
      <text:p text:style-name="P25">Objetivo: O usuário dese<text:span text:style-name="T82">j</text:span>a criar um arquivo de configuração para poder instanciar uma simulação.</text:p>
      <text:p text:style-name="P26">Escopo: Cupid</text:p>
      <text:p text:style-name="P148">Pré-Condições: -</text:p>
      <text:p text:style-name="P149">Condição Final de Sucesso: <text:span text:style-name="T81">O arquivo foi criado de acordo com as especificações desejadas pelo usuário.</text:span></text:p>
      <text:p text:style-name="P150">Condição Final de Falha: <text:span text:style-name="T83">Os dados armazenados durante o processo são descartados.</text:span></text:p>
      <text:p text:style-name="P151">Ator: Usuário <text:span text:style-name="T98">(Children)</text:span>.</text:p>
      <text:p text:style-name="P151"/>
      <text:p text:style-name="P152">Cenário Principal de Sucesso:</text:p>
      <text:p text:style-name="P153">1<text:span text:style-name="T50">º </text:span>passo. <text:span text:style-name="T87">Passar as especificações da simulação.</text:span></text:p>
      <text:p text:style-name="P154">2<text:span text:style-name="T50">º </text:span>passo. <text:span text:style-name="T86">Validar o arquivo criado.</text:span></text:p>
      <text:p text:style-name="P153">3<text:span text:style-name="T50">º </text:span>passo. <text:span text:style-name="T89">Gerar o arquivo de configuração.</text:span></text:p>
      <text:p text:style-name="P153"/>
      <text:p text:style-name="P155">Extensões:</text:p>
      <text:p text:style-name="P156">2.2 <text:span text:style-name="T90">O arquivo é dito inválido: Retorna uma mensagem avisando o problema, idealmente dando alguma dica de o que pode estar errado. </text:span></text:p>
      <text:p text:style-name="P157"/>
      <text:p text:style-name="P158">Informação Relacionada:</text:p>
      <text:p text:style-name="P159">Prioridade: <text:span text:style-name="T88">10.0</text:span></text:p>
      <text:p text:style-name="P159">Desempenho: </text:p>
      <text:p text:style-name="P159">Frequência: <text:span text:style-name="T84">média-baixa</text:span></text:p>
      <text:p text:style-name="P160">Caso de Uso Pai: -</text:p>
      <text:p text:style-name="P160">Caso de Uso Subordinado: <text:span text:style-name="T85">0.X-Instanciar uma simulação.</text:span></text:p>
      <text:p text:style-name="P266"><text:soft-page-break/></text:p>
      <text:p text:style-name="P143"/>
      <text:p text:style-name="P185">[Caso de uso 0.<text:span text:style-name="T53">X</text:span>] <text:span text:style-name="T47">Instanciar uma Simulação</text:span></text:p>
      <text:p text:style-name="P161">Objetivo: Usuário deseja executar uma simulação.</text:p>
      <text:p text:style-name="P161">Escopo: <text:span text:style-name="T91">Framework Sleigh.</text:span></text:p>
      <text:p text:style-name="P162">Pré-Condições: <text:span text:style-name="T48">Ter um arquivo de configuração da simulação.</text:span></text:p>
      <text:p text:style-name="P163">Condição Final de Sucesso: A simulação está sendo executada; usuário consegue acompanhar o progesso dela; ele consegue colaborar com aquela simulação.</text:p>
      <text:p text:style-name="P164">Condição Final de Falha: <text:span text:style-name="T49">Todos os dados armazenados durante o processo são descartados. Caso a simulação já esteja acontecendo ele deverá excluir ela ou pausar.</text:span></text:p>
      <text:p text:style-name="P165">Ator: <text:span text:style-name="T91">Cupid</text:span></text:p>
      <text:p text:style-name="P165"/>
      <text:p text:style-name="P166">Cenário Principal de Sucesso:</text:p>
      <text:p text:style-name="P167">1<text:span text:style-name="T50">º passo. Validar o arquivo de configuração.</text:span></text:p>
      <text:p text:style-name="P168">2<text:span text:style-name="T50">º </text:span>passo. <text:span text:style-name="T51">Instanciar o Broker de acordo com as configurações passadas. </text:span></text:p>
      <text:p text:style-name="P169">3<text:span text:style-name="T50">º </text:span>passo. <text:span text:style-name="T52">Criar a fila de tarefas a serem processadas ou um gerador de tarefas.</text:span></text:p>
      <text:p text:style-name="P170">4<text:span text:style-name="T50">º </text:span>passo. Enviar ping com estado de sucesso ou fracasso.</text:p>
      <text:p text:style-name="P169"/>
      <text:p text:style-name="P171">Extensões:</text:p>
      <text:p text:style-name="P172">1.1 <text:span text:style-name="T60">Arquivo é dito inválido: Retorna uma mensagem de aviso dizendo o problema, idealmente dando alguma dica de o que pode estar errado. </text:span></text:p>
      <text:p text:style-name="P171"/>
      <text:p text:style-name="P173">Informações Relacionada:</text:p>
      <text:p text:style-name="P173">Prioridade: <text:span text:style-name="T54">10.0.</text:span></text:p>
      <text:p text:style-name="P174">Desempenho: <text:span text:style-name="T55">O menor tempo possível. </text:span></text:p>
      <text:p text:style-name="P175">Frequência: <text:span text:style-name="T56">média-baixa</text:span></text:p>
      <text:p text:style-name="P176">Caso de Uso Pai: <text:span text:style-name="T59">0.X-Configurar uma Simulação.</text:span></text:p>
      <text:p text:style-name="P177">Caso de Uso Subordinados: <text:span text:style-name="T58">0.1-Distribuir uma Simulação.</text:span></text:p>
      <text:p text:style-name="P267"/>
      <text:p text:style-name="P177"/>
      <text:p text:style-name="P186">[Caso de uso 0.X] Retornar <text:span text:style-name="T92">Resultado da Simulação</text:span></text:p>
      <text:p text:style-name="P27">Objetivo: <text:span text:style-name="T93">O colaborador deseja retornar o resultado da seu trabalho.</text:span></text:p>
      <text:p text:style-name="P28">Escopo: App Pine</text:p>
      <text:p text:style-name="P29">Pré-Condições: <text:span text:style-name="T94">Ter terminado de simular o trabalho designado a ele.</text:span></text:p>
      <text:p text:style-name="P30">Condição Final Sucesso: O<text:span text:style-name="T95">s dados gerados são armazenados com sucesso no banco de dados.</text:span></text:p>
      <text:p text:style-name="P31">Condição Final de Fallha: <text:span text:style-name="T96">A carga de trabalho que antes foi designado a ele deve ser simulado de novo.</text:span></text:p>
      <text:p text:style-name="P32">Ator: <text:span text:style-name="T97">Colaborador (Father)</text:span></text:p>
      <text:p text:style-name="P32"/>
      <text:p text:style-name="P33">Cenário Principal de Sucesso:</text:p>
      <text:p text:style-name="P34">1<text:span text:style-name="T50">º passo. Selecionar e formatar os dados gerados.</text:span></text:p>
      <text:p text:style-name="P35">2<text:span text:style-name="T50">º passo. Enviar os dados para o banco de dados.</text:span></text:p>
      <text:p text:style-name="P36">3<text:span text:style-name="T50">º </text:span>passo. <text:span text:style-name="T104">Receber um ping de resposta indicando o estado: positivo, negativo.</text:span></text:p>
      <text:p text:style-name="P33"/>
      <text:p text:style-name="P37">Extensões:</text:p>
      <text:p text:style-name="P38">2.1 Falha no envio de dados: <text:span text:style-name="T105">Tentar novamente após receber o ping de resposta negativo.</text:span></text:p>
      <text:p text:style-name="P33"/>
      <text:p text:style-name="P39">Informação <text:span text:style-name="T99">Relacionada:</text:span></text:p>
      <text:p text:style-name="P40">Prioridade: 10.0</text:p>
      <text:p text:style-name="P41">Desempenho: <text:span text:style-name="T100">Menor overhead de rede possível.</text:span></text:p>
      <text:p text:style-name="P42">Frequência: <text:span text:style-name="T101">Muito alta</text:span></text:p>
      <text:p text:style-name="P43">Caso de Uso Pai: <text:span text:style-name="T103">0.1-Distribuir Simulação,...</text:span></text:p>
      <text:p text:style-name="P44">Caso de Uso Subordinado<text:span text:style-name="T102">s</text:span>: <text:span text:style-name="T102">X.X-Armazenar o Resultado da Simulação.</text:span></text:p>
      <text:p text:style-name="P268"/>
      <text:p text:style-name="P32"/>
      <text:p text:style-name="P187">[Caso de uso 0.X] Armazenar o Resultado da Simulação</text:p>
      <text:p text:style-name="P45">Objetivo: <text:span text:style-name="T106">Os dados gerados pelo colaborador deve ser armazenado em um banco dados.</text:span></text:p>
      <text:p text:style-name="P46">Escopo: North Pole<text:span text:style-name="T191">.</text:span></text:p>
      <text:p text:style-name="P47">Pré-Condições: <text:span text:style-name="T107">Receber corretamente os dados gerados.</text:span></text:p>
      <text:p text:style-name="P48">Condição Final de Sucesso: Os dados foram armazenados.</text:p>
      <text:p text:style-name="P49">Condição Final de Falha: <text:span text:style-name="T109">Os dados devem ser gerados novamente.</text:span></text:p>
      <text:p text:style-name="P49"/>
      <text:p text:style-name="P50">Cenário Principal de Sucesso:</text:p>
      <text:p text:style-name="P51">1<text:span text:style-name="T50">º </text:span>passo. ?</text:p>
      <text:p text:style-name="P52">2<text:span text:style-name="T50">º </text:span>passo. ?</text:p>
      <text:p text:style-name="P52">...</text:p>
      <text:p text:style-name="P51"/>
      <text:p text:style-name="P50">Extensões:</text:p>
      <text:p text:style-name="P53">...</text:p>
      <text:p text:style-name="P48"/>
      <text:p text:style-name="P54">Informação Relacionada:</text:p>
      <text:p text:style-name="P55">Prioridade: 10.0.</text:p>
      <text:p text:style-name="P55">Desempenho: <text:span text:style-name="T108">Pouco gasto da unidade de armazenamento.</text:span></text:p>
      <text:p text:style-name="P56">Frequência: Muito alta.</text:p>
      <text:p text:style-name="P57">Caso de Uso Pai: 0.X-Retornar Resultado da Simulação.</text:p>
      <text:p text:style-name="P57">Caso de Uso Subordinados: -</text:p>
      <text:p text:style-name="P57"/>
      <text:p text:style-name="P57"><text:soft-page-break/></text:p>
      <text:p text:style-name="P188"/>
      <text:p text:style-name="P269"/>
      <text:p text:style-name="P189"/>
      <text:p text:style-name="P189">[Caso de uso 0.<text:span text:style-name="T110">X</text:span>] Getting Started</text:p>
      <text:p text:style-name="P1">Objetivo: A partir da interface web, seguir passos para iniciar uma nova simulação. </text:p>
      <text:p text:style-name="P1">Escopo: <text:span text:style-name="T190">Cupid</text:span>.</text:p>
      <text:p text:style-name="P1">Precondições: Estar logado em sua conta(Então precisamos decidir se ele pode começar uma simulação mesmo não tendo nenhum domínio dentro do site).</text:p>
      <text:p text:style-name="P1">Condição Final de Sucesso: Seguir os passos básicos de configurações, e iniciar uma simulação.</text:p>
      <text:p text:style-name="P1">Condição Final de Falha: Não conseguir iniciar a simulação. </text:p>
      <text:p text:style-name="P1">Ator: Cupid (Ativo), Interface Web(Nome mais adequado).</text:p>
      <text:p text:style-name="P1"/>
      <text:p text:style-name="P1">Cenário Principal de Sucesso:</text:p>
      <text:p text:style-name="P1">1º passo. Entrada correta com todo os dados básicos para o início da simulação.</text:p>
      <text:p text:style-name="P1">2º passo. Enviar todos os dados para o Framework Sleigh.</text:p>
      <text:p text:style-name="P1">3º passo. Receber o ping de resposta indicando estado: positivo, negativo.</text:p>
      <text:p text:style-name="P1"/>
      <text:p text:style-name="P1">Extensões:</text:p>
      <text:p text:style-name="P1">1.1 Falta de <text:s/>dados ou entrada incorreta: Apresentar uma mensagem de aviso, esperar os dados serem ajustados ou completados.</text:p>
      <text:p text:style-name="P1">1.2 Problemas com a comunicação via rede: Reenviar após um período de tempo. Caso falhe após X tentativas, remover o nodo na lista de colaboradores.</text:p>
      <text:p text:style-name="P1"/>
      <text:p text:style-name="P1">Informação Relacionada:</text:p>
      <text:p text:style-name="P1">Prioridade: 9.0.</text:p>
      <text:p text:style-name="P1">Desempenho: Menor espaço de tempo possível.</text:p>
      <text:p text:style-name="P1">Frequência: Extremamente alta.</text:p>
      <text:p text:style-name="P1">Caso de Uso Pai: <text:span text:style-name="T214">-</text:span> </text:p>
      <text:p text:style-name="P1">Caso de Uso Subordinados: Unknow.</text:p>
      <text:p text:style-name="P1">Atores Secundários: Framework Slegh.</text:p>
      <text:p text:style-name="P270"/>
      <text:p text:style-name="P1"/>
      <text:p text:style-name="P190">[Caso de uso <text:span text:style-name="T112">0.X</text:span>] Documentation</text:p>
      <text:p text:style-name="P1">Objetivo: A partir da interface web, seguir para a página onde se encontra a documentação. </text:p>
      <text:p text:style-name="P1">Escopo: <text:span text:style-name="T189">Cupid</text:span>.</text:p>
      <text:p text:style-name="P1">Precondições: Não possui.</text:p>
      <text:p text:style-name="P1">Condição Final de Sucesso: Seguir para página de visualização da documentação.</text:p>
      <text:p text:style-name="P1">Condição Final de Falha: Não conseguir acessar a página. </text:p>
      <text:p text:style-name="P1">Ator: Cupid (Ativo), Interface Web(Nome mais adequado).</text:p>
      <text:p text:style-name="P1"/>
      <text:p text:style-name="P1">Cenário Principal de Sucesso:</text:p>
      <text:p text:style-name="P1">1º passo. A partir da página inicial seguir para a página de documentação.</text:p>
      <text:p text:style-name="P1"/>
      <text:p text:style-name="P1">Extensões:</text:p>
      <text:p text:style-name="P1">1.1 Problemas de indisponibilidade da página: Avisar os desenvolvedores que a página está com problemas.</text:p>
      <text:p text:style-name="P1"/>
      <text:p text:style-name="P1">Informação Relacionada:</text:p>
      <text:p text:style-name="P1">Prioridade: 3.0.</text:p>
      <text:p text:style-name="P1">Desempenho: Menor espaço de tempo possível.</text:p>
      <text:p text:style-name="P1">Frequência: Extremamente baixa.</text:p>
      <text:p text:style-name="P1">Caso de Uso Pai: <text:span text:style-name="T213">-</text:span> </text:p>
      <text:p text:style-name="P1">Caso de Uso Subordinados: Unknow.</text:p>
      <text:p text:style-name="P270">Atores Secundários: Unknow.</text:p>
      <text:p text:style-name="P1"/>
      <text:p text:style-name="P190">[Caso de uso <text:span text:style-name="T112">0.X</text:span>] Download Host Manager (Precisamos de mais nomes divertidos)</text:p>
      <text:p text:style-name="P1">Objetivo: A partir da interface web ser redirecionado para um link de download. </text:p>
      <text:p text:style-name="P1">Escopo: <text:span text:style-name="T188">Cupid</text:span>.</text:p>
      <text:p text:style-name="P1">Precondições: Não possui.</text:p>
      <text:p text:style-name="P1">Condição Final de Sucesso: Ser enviado a partir da página inicial para o download, dando seu início.</text:p>
      <text:p text:style-name="P1">Condição Final de Falha: Não conseguir iniciar o download. </text:p>
      <text:p text:style-name="P1">Ator: Cupid (Ativo), Interface Web(Nome mais adequado).</text:p>
      <text:p text:style-name="P1"/>
      <text:p text:style-name="P1">Cenário Principal de Sucesso:</text:p>
      <text:p text:style-name="P1">1º passo. A partir da página inicial seguir para a o link de download do Host Manager.</text:p>
      <text:p text:style-name="P1">2º passo. Inicializar o download.</text:p>
      <text:p text:style-name="P1"/>
      <text:p text:style-name="P1">Extensões:</text:p>
      <text:p text:style-name="P1">1.1 Problemas de indisponibilidade da página: Avisar os desenvolvedores que a página está com problemas.</text:p>
      <text:p text:style-name="P1">2.1 Problemas na inicialização do download: Enviar mensagem de aviso para os desenvolvedores relatando o problema.</text:p>
      <text:p text:style-name="P1"/>
      <text:p text:style-name="P1">Informação Relacionada:</text:p>
      <text:p text:style-name="P1">Prioridade: 8.0.</text:p>
      <text:p text:style-name="P1">Desempenho: Menor espaço de tempo possível.</text:p>
      <text:p text:style-name="P1">Frequência: Alta.</text:p>
      <text:p text:style-name="P1">Caso de Uso Pai: <text:span text:style-name="T212">-</text:span> </text:p>
      <text:p text:style-name="P1"><text:soft-page-break/>Caso de Uso Subordinados: Unknow.</text:p>
      <text:p text:style-name="P1">Atores Secundários: Unknow.</text:p>
      <text:p text:style-name="P270"/>
      <text:p text:style-name="P1"/>
      <text:p text:style-name="P1">[Caso de uso 0.8] Sign in</text:p>
      <text:p text:style-name="P1">Objetivo: Efetuar o login do usuário. </text:p>
      <text:p text:style-name="P1">Escopo: <text:span text:style-name="T187">Cupid</text:span>.</text:p>
      <text:p text:style-name="P1">Precondições: Já possuir uma conta autenticada pelo sistema.</text:p>
      <text:p text:style-name="P1">Condição Final de Sucesso: Acessar a conta do usuário corretamente.</text:p>
      <text:p text:style-name="P1">Condição Final de Falha: Não conseguir acessar a conta por falha do sistema. </text:p>
      <text:p text:style-name="P1">Ator: Cupid (Ativo), Interface Web(Nome mais adequado), Banco de dados.</text:p>
      <text:p text:style-name="P1"/>
      <text:p text:style-name="P1">Cenário Principal de Sucesso:</text:p>
      <text:p text:style-name="P1">1º passo. Entrada correta com os dados de login e senha.</text:p>
      <text:p text:style-name="P1">2º passo. Link de recuperação de senha(NECESSARIO FAZER UM CASO DE USO).</text:p>
      <text:p text:style-name="P1">3º passo. Acessar as configurações e perfil do usuário.</text:p>
      <text:p text:style-name="P1"/>
      <text:p text:style-name="P1">Extensões:</text:p>
      <text:p text:style-name="P1">1.1 Problemas de indisponibilidade da página: Avisar os desenvolvedores que a página está com problemas.</text:p>
      <text:p text:style-name="P1">2.1 Problemas na recuperação da senha: Enviar mensagem de aviso para os desenvolvedores relatando o problema.</text:p>
      <text:p text:style-name="P1"/>
      <text:p text:style-name="P1">Informação Relacionada:</text:p>
      <text:p text:style-name="P1">Prioridade: 8.0. (Aqui vai depender, pois se ele puder fazer simulações sem estar logado a note será mais baixa)</text:p>
      <text:p text:style-name="P1">Desempenho: Menor espaço de tempo possível.</text:p>
      <text:p text:style-name="P1">Frequência: Alta.(Aqui vai depender, pois se ele puder fazer simulações sem estar logado a note será mais baixa)</text:p>
      <text:p text:style-name="P1">Caso de Uso Pai: <text:span text:style-name="T211">-</text:span> </text:p>
      <text:p text:style-name="P1">Caso de Uso Subordinados: Unknow.</text:p>
      <text:p text:style-name="P1">Atores Secundários: Unknow.</text:p>
      <text:p text:style-name="P1"/>
      <text:p text:style-name="P191"><text:span text:style-name="T114">________________________________________________________________________________________________________________________</text:span></text:p>
      <text:p text:style-name="P192"><text:span text:style-name="T115"/></text:p>
      <text:p text:style-name="P259"><text:span text:style-name="T183">F</text:span><text:span text:style-name="T182">alta alocar os dados para o App Pine das máquians para o P2P</text:span><text:span text:style-name="T113">.</text:span></text:p>
      <text:p text:style-name="P192"><text:span text:style-name="T115"/></text:p>
      <text:p text:style-name="P197"><text:span text:style-name="T117">[Caso de uso X.X] </text:span><text:span text:style-name="T130">Configurar um método de distribuição</text:span></text:p>
      <text:p text:style-name="P198"><text:span text:style-name="T115">...</text:span></text:p>
      <text:p text:style-name="P192"><text:span text:style-name="T113"/></text:p>
      <text:p text:style-name="P199"><text:span text:style-name="T117">[Caso de uso X.X] Avaliar um método de distribuição (benchmarking)</text:span></text:p>
      <text:p text:style-name="P248"><text:span text:style-name="T117">Objetivo: O usuário deseja avaliar algum método </text:span><text:span text:style-name="T176">para ver o seu desempenho.</text:span></text:p>
      <text:p text:style-name="P248"><text:span text:style-name="T117">Escopo: Cupid.</text:span></text:p>
      <text:p text:style-name="P249"><text:span text:style-name="T117">Pré-Condição: </text:span><text:span text:style-name="T177">Ter algum benchmark no sistema para avaliar o método. </text:span></text:p>
      <text:p text:style-name="P250"><text:span text:style-name="T177">C</text:span><text:span text:style-name="T117">ondição F</text:span><text:span text:style-name="T178">i</text:span><text:span text:style-name="T117">nal de Suceso: O usuár</text:span><text:span text:style-name="T178">io teve como saída as estatísticas da avaliação.</text:span></text:p>
      <text:p text:style-name="P251"><text:span text:style-name="T117">Condição Final de Falha: </text:span><text:span text:style-name="T179">Os dados gerados são descartados.</text:span></text:p>
      <text:p text:style-name="P253"><text:span text:style-name="T179">A</text:span><text:span text:style-name="T117">tor Primário: Children.</text:span></text:p>
      <text:p text:style-name="P252"><text:span text:style-name="T179"/></text:p>
      <text:p text:style-name="P254"><text:span text:style-name="T179">C</text:span><text:span text:style-name="T117">enário Principal de Sucesso:</text:span></text:p>
      <text:p text:style-name="P21"><text:span text:style-name="T226">1º passo. Acessa a página que gerencia os benchmarks.</text:span></text:p>
      <text:p text:style-name="P22"><text:span text:style-name="T227">2</text:span>º passo<text:span text:style-name="T222">. Selecionar os benchmarks e confirmar o comando de avaliação de método.</text:span></text:p>
      <text:p text:style-name="P24"><text:span text:style-name="T232">3</text:span>º passo<text:span text:style-name="T222">. Submeter o método no sistema.</text:span></text:p>
      <text:p text:style-name="P23"><text:span text:style-name="T232">4</text:span>º passo<text:span text:style-name="T222">. Distribuir a avaliação para os colaboradores disponíveis.</text:span></text:p>
      <text:p text:style-name="P192"><text:span text:style-name="T113"/></text:p>
      <text:p text:style-name="P260"><text:span text:style-name="T113">Extensões:</text:span></text:p>
      <text:p text:style-name="P60">1.<text:span text:style-name="T13">1. A página não está disponível: Mostrar uma mensagem do motivo do serviço estar inativo.</text:span></text:p>
      <text:p text:style-name="P63">3.1. Método submetido é dito invalido: Mostra uma mensagem de erro para o usuário.</text:p>
      <text:p text:style-name="P64">4.1. Existe nenhum colaborador alocado para essa tarefa: <text:span text:style-name="T233">Então o próprio sistema fará essa avaliação. Enviar uma mensagem para o usuário com a estimativa de termino. Caso seja muito longo sugerir para que ele associe algum colaborar com essa tarefa.</text:span></text:p>
      <text:p text:style-name="P261"><text:span text:style-name="T113"/></text:p>
      <text:p text:style-name="P212"><text:span text:style-name="T117">Informação Relacionada:</text:span></text:p>
      <text:p text:style-name="P215"><text:span text:style-name="T117">Prioridade: </text:span><text:span text:style-name="T173">5</text:span><text:span text:style-name="T139">.</text:span></text:p>
      <text:p text:style-name="P218"><text:span text:style-name="T117">RNF: </text:span><text:span text:style-name="T173">Usabilidade e alta taxa de transferência</text:span><text:span text:style-name="T140">.</text:span></text:p>
      <text:p text:style-name="P221"><text:span text:style-name="T140">F</text:span><text:span text:style-name="T117">requência: </text:span><text:span text:style-name="T180">Unknown</text:span><text:span text:style-name="T141">.</text:span></text:p>
      <text:p text:style-name="P224"><text:span text:style-name="T117">Casos de Uso Pai: -</text:span></text:p>
      <text:p text:style-name="P224"><text:span text:style-name="T117">Casos de Uso Filho: -</text:span></text:p>
      <text:p text:style-name="P227"><text:span text:style-name="T117">Atores Secundários: </text:span><text:span text:style-name="T181">-</text:span><text:span text:style-name="T142">.</text:span></text:p>
      <text:p text:style-name="P192"><text:span text:style-name="T113"/></text:p>
      <text:p text:style-name="P196"><text:span text:style-name="T117">[Caso de uso X.X] </text:span><text:span text:style-name="T161">Baixar</text:span><text:span text:style-name="T117"> algum benchmark</text:span></text:p>
      <text:p text:style-name="P239"><text:span text:style-name="T117">Objetivo: </text:span><text:span text:style-name="T162">O usuário deseja baixar </text:span><text:span text:style-name="T163">os dados </text:span><text:span text:style-name="T164">de algum benchmark</text:span><text:span text:style-name="T165">.</text:span></text:p>
      <text:p text:style-name="P240"><text:span text:style-name="T117">Escopo: </text:span><text:span text:style-name="T166">Cupid.</text:span></text:p>
      <text:p text:style-name="P241"><text:span text:style-name="T166">P</text:span><text:span text:style-name="T117">ré-Condição: </text:span><text:span text:style-name="T167">Ter algum benchmark no sistema</text:span><text:span text:style-name="T168">.</text:span></text:p>
      <text:p text:style-name="P242"><text:span text:style-name="T117">Condição Final de Sucesso: </text:span><text:span text:style-name="T169">O usuário consegui baixar todos os dados de um benchmark.</text:span></text:p>
      <text:p text:style-name="P243"><text:span text:style-name="T169">C</text:span><text:span text:style-name="T117">ondição Final de Falha: </text:span><text:span text:style-name="T170">Os dados parcialmente baixados são </text:span><text:span text:style-name="T171">descartados.</text:span></text:p>
      <text:p text:style-name="P245"><text:span text:style-name="T171">A</text:span><text:span text:style-name="T117">tor Primário: </text:span><text:span text:style-name="T172">Usuário.</text:span></text:p>
      <text:p text:style-name="P245"><text:span text:style-name="T117"/></text:p>
      <text:p text:style-name="P245"><text:span text:style-name="T171">C</text:span><text:span text:style-name="T117">enário</text:span><text:span text:style-name="T173"> Principal de Sucesso:</text:span></text:p>
      <text:p text:style-name="P19"><text:span text:style-name="T226">1º passo. Acessa a página que gerencia os benchmarks.</text:span></text:p>
      <text:p text:style-name="P20"><text:span text:style-name="T227">2</text:span>º passo<text:span text:style-name="T222">. Selecionar os benchmarks e confirmar o comando de download.</text:span></text:p>
      <text:p text:style-name="P20"><text:span text:style-name="T228">3</text:span>º passo<text:span text:style-name="T222">. Mandar os dados para a máquina do usuário.</text:span></text:p>
      <text:p text:style-name="P247"><text:soft-page-break/><text:span text:style-name="T173"/></text:p>
      <text:p text:style-name="P246"><text:span text:style-name="T117">Extensões:</text:span></text:p>
      <text:p text:style-name="P59">1.<text:span text:style-name="T13">1. A página não está disponível: Mostrar uma mensagem do motivo do serviço estar inativo.</text:span></text:p>
      <text:p text:style-name="P61">3.1<text:span text:style-name="T230">.</text:span> <text:span text:style-name="T229">Verificar quais colaboradores possuem os dados referentes aos benchmarks: Criar um plano de envio dos dados (Outro caso de uso)</text:span></text:p>
      <text:p text:style-name="P62">3.2. <text:span text:style-name="T231">Nenhum colaborador possui os dados referentes aquele benchmark: Manda os dados apenas do repositório padrão. </text:span></text:p>
      <text:p text:style-name="P246"><text:span text:style-name="T117"/></text:p>
      <text:p text:style-name="P211"><text:span text:style-name="T117">Informação Relacionada:</text:span></text:p>
      <text:p text:style-name="P214"><text:span text:style-name="T117">Prioridade: </text:span><text:span text:style-name="T173">5</text:span><text:span text:style-name="T139">.</text:span></text:p>
      <text:p text:style-name="P217"><text:span text:style-name="T117">RNF: </text:span><text:span text:style-name="T173">Usabilidade e alta taxa de transferência</text:span><text:span text:style-name="T140">.</text:span></text:p>
      <text:p text:style-name="P220"><text:span text:style-name="T140">F</text:span><text:span text:style-name="T117">requência: </text:span><text:span text:style-name="T174">Extremamente baixa</text:span><text:span text:style-name="T141">.</text:span></text:p>
      <text:p text:style-name="P223"><text:span text:style-name="T117">Casos de Uso Pai: -</text:span></text:p>
      <text:p text:style-name="P223"><text:span text:style-name="T117">Casos de Uso Filho: -</text:span></text:p>
      <text:p text:style-name="P226"><text:span text:style-name="T117">Atores Secundários: </text:span><text:span text:style-name="T142">App Pine</text:span><text:span text:style-name="T175"> e pine-to-pine</text:span><text:span text:style-name="T142">.</text:span></text:p>
      <text:p text:style-name="P244"><text:span text:style-name="T171"/></text:p>
      <text:p text:style-name="P192"><text:span text:style-name="T113"/></text:p>
      <text:p text:style-name="P195"><text:span text:style-name="T117">[Caso de uso X.X] </text:span><text:span text:style-name="T129">Mandar o Estado do Host para a Interface Web</text:span></text:p>
      <text:p text:style-name="P206"><text:span text:style-name="T117">Objetivo: </text:span><text:span text:style-name="T131">O </text:span><text:span text:style-name="T132">gerenciador da conta do usuário quer saber </text:span><text:span text:style-name="T133">o estado das máquinas cadastradas</text:span><text:span text:style-name="T134">.</text:span></text:p>
      <text:p text:style-name="P207"><text:span text:style-name="T117">Escopo: Mother</text:span><text:span text:style-name="T135">.</text:span></text:p>
      <text:p text:style-name="P208"><text:span text:style-name="T135">P</text:span><text:span text:style-name="T117">ré-Condição: </text:span><text:span text:style-name="T136">Ter uma conta de usuário.</text:span></text:p>
      <text:p text:style-name="P209"><text:span text:style-name="T136">C</text:span><text:span text:style-name="T117">ondição Final de Sucesso: </text:span><text:span text:style-name="T137">Os estados das máquinas foram atualizadas</text:span><text:span text:style-name="T138">.</text:span></text:p>
      <text:p text:style-name="P209"><text:span text:style-name="T117">Condição Final de Falha: - </text:span></text:p>
      <text:p text:style-name="P228"><text:span text:style-name="T117">Ator Primário: </text:span><text:span text:style-name="T143">App Pine</text:span></text:p>
      <text:p text:style-name="P228"><text:span text:style-name="T117"/></text:p>
      <text:p text:style-name="P210"><text:span text:style-name="T117">Cenário Principal de Sucesso:</text:span></text:p>
      <text:p text:style-name="P15">1º passo<text:span text:style-name="T222">. Recebe os estados da máquinas cadastradas.</text:span></text:p>
      <text:p text:style-name="P15"><text:span text:style-name="T222">2</text:span>º passo<text:span text:style-name="T222">. Verifica quais máquinas enviaram as mensagens.</text:span></text:p>
      <text:p text:style-name="P16"><text:span text:style-name="T223">3</text:span>º passo<text:span text:style-name="T223">. Atualiza o estado delas de acordo com as mensagens recebidas.</text:span></text:p>
      <text:p text:style-name="P15"/>
      <text:p text:style-name="P210"><text:span text:style-name="T117">Extensões:</text:span></text:p>
      <text:p text:style-name="P229"><text:span text:style-name="T145">2</text:span><text:span text:style-name="T117">.1</text:span><text:span text:style-name="T144">. </text:span><text:span text:style-name="T146">Alguma máquina não enviou o </text:span><text:span text:style-name="T147">seu estado dentro de um período de tempo estipulado. </text:span><text:span text:style-name="T148">Marca o seu estado como indisponível.</text:span></text:p>
      <text:p text:style-name="P229"><text:span text:style-name="T149">2.2</text:span><text:span text:style-name="T150">. Alguma </text:span><text:span text:style-name="T151">enviou o seu estado como processando. Marca o seu estado como trabalhando.</text:span></text:p>
      <text:p text:style-name="P230"><text:span text:style-name="T117">2.3 Alguma máquina enviou o seu estado como ocioso. Marca o seu estado como desempregado (Criar uma feature para avisar o usuário sobre as máqunas ociosas?)</text:span></text:p>
      <text:p text:style-name="P210"><text:span text:style-name="T117"/></text:p>
      <text:p text:style-name="P210"><text:span text:style-name="T117">Informação Relacionada:</text:span></text:p>
      <text:p text:style-name="P213"><text:span text:style-name="T117">Prioridade: </text:span><text:span text:style-name="T139">6.</text:span></text:p>
      <text:p text:style-name="P216"><text:span text:style-name="T117">RNF: </text:span><text:span text:style-name="T140">Disponibilidade.</text:span></text:p>
      <text:p text:style-name="P219"><text:span text:style-name="T140">F</text:span><text:span text:style-name="T117">requência: </text:span><text:span text:style-name="T141">Média alta.</text:span></text:p>
      <text:p text:style-name="P222"><text:span text:style-name="T117">Casos de Uso Pai: -</text:span></text:p>
      <text:p text:style-name="P222"><text:span text:style-name="T117">Casos de Uso Filho: -</text:span></text:p>
      <text:p text:style-name="P225"><text:span text:style-name="T117">Atores Secundários: </text:span><text:span text:style-name="T142">App Pine.</text:span></text:p>
      <text:p text:style-name="P210"><text:span text:style-name="T117"/></text:p>
      <text:p text:style-name="P200"><text:span text:style-name="T117">[Caso de uso X.X] Desassociar uma Máquina com uma Conta de Usuário</text:span><text:span text:style-name="T154"> via Interface Web</text:span></text:p>
      <text:p text:style-name="P231"><text:span text:style-name="T117">Objetivo: O usuário deseja </text:span><text:span text:style-name="T152">desassociar </text:span><text:span text:style-name="T153">a sua máquina com uma conta de usuário.</text:span></text:p>
      <text:p text:style-name="P232"><text:span text:style-name="T117">Escopo:</text:span><text:span text:style-name="T155"> Cupid.</text:span></text:p>
      <text:p text:style-name="P233"><text:span text:style-name="T156">Pré-Condição: </text:span><text:span text:style-name="T157">Ter alguma máquina associada com a sua conta de usuário.</text:span></text:p>
      <text:p text:style-name="P233"><text:span text:style-name="T157">Condição Final de Sucesso: </text:span><text:span text:style-name="T117"><text:s/></text:span><text:span text:style-name="T158">A máquina foi desassociada.</text:span></text:p>
      <text:p text:style-name="P234"><text:span text:style-name="T158">C</text:span><text:span text:style-name="T117">ondição Final de Falha: A máquina continua associada.</text:span></text:p>
      <text:p text:style-name="P234"><text:span text:style-name="T117">Ator Primário: Usuário.</text:span></text:p>
      <text:p text:style-name="P234"><text:span text:style-name="T117"/></text:p>
      <text:p text:style-name="P235"><text:span text:style-name="T117">Cenário Principal de </text:span><text:span text:style-name="T159">Sucesso</text:span><text:span text:style-name="T117">: </text:span></text:p>
      <text:p text:style-name="P17">1º passo<text:span text:style-name="T224">: Acessar a página de gerenciamento das máquinas associadas com a conta do usuário.</text:span></text:p>
      <text:p text:style-name="P17"><text:span text:style-name="T224">2</text:span>º passo<text:span text:style-name="T224">: Selecionar as máquinas desejadas.</text:span></text:p>
      <text:p text:style-name="P18"><text:span text:style-name="T225">3</text:span>º passo<text:span text:style-name="T225">: Inserir o comando de desassociação e confirmar a ação.</text:span></text:p>
      <text:p text:style-name="P18"><text:span text:style-name="T225">4</text:span>º passo<text:span text:style-name="T225">: Mandar o comando para o App Pine de cada máquina</text:span></text:p>
      <text:p text:style-name="P235"><text:span text:style-name="T117"/></text:p>
      <text:p text:style-name="P236"><text:span text:style-name="T117">Extensões:</text:span></text:p>
      <text:p text:style-name="P85">1.<text:span text:style-name="T13">1 A página não está disponível: Mostrar uma mensagem do motivo do serviço estar inativo.</text:span></text:p>
      <text:p text:style-name="P88">2.<text:span text:style-name="T14">1 O usuário não possue nenhuma máquina associado com a conta do usuário: Mostrar uma mensagem dizendo a situação.</text:span></text:p>
      <text:p text:style-name="P58"><text:span text:style-name="T203">4</text:span><text:span text:style-name="T117">.1</text:span><text:span text:style-name="T204">. Não </text:span><text:span text:style-name="T117"><text:s/></text:span><text:span text:style-name="T204">consegui conectar com o App Pine: Tentar novamente. Caso não funcione após x tentativas, apenas tirar da lista de máquinas cadastradas. (</text:span><text:span text:style-name="T111">O App pine deve verificar se ele está cadastrado, caso contrário mudar o seu estado; mais um caso de uso</text:span><text:span text:style-name="T204">)</text:span></text:p>
      <text:p text:style-name="P236"><text:span text:style-name="T117"/></text:p>
      <text:p text:style-name="P236"><text:span text:style-name="T117">Informação Relacionada:</text:span></text:p>
      <text:p text:style-name="P236"><text:span text:style-name="T117">Prioridade: 5.</text:span></text:p>
      <text:p text:style-name="P236"><text:span text:style-name="T117">RNF: Usabilidade e simplicidade.</text:span></text:p>
      <text:p text:style-name="P236"><text:span text:style-name="T117">Frequência: Extremamente baixa.</text:span></text:p>
      <text:p text:style-name="P237"><text:span text:style-name="T117">Caso de Uso Pai: -</text:span></text:p>
      <text:p text:style-name="P237"><text:span text:style-name="T117">Caso de Uso Subordinados: -</text:span></text:p>
      <text:p text:style-name="P238"><text:span text:style-name="T117">Atores Secundários: </text:span><text:span text:style-name="T160">App Pine</text:span></text:p>
      <text:p text:style-name="P192"><text:span text:style-name="T113"/></text:p>
      <text:p text:style-name="P194"><text:span text:style-name="T117">[Caso de uso X.X] Cadastrar uma Máquina com um</text:span><text:span text:style-name="T149">a</text:span><text:span text:style-name="T117"> Conta de Usuário</text:span></text:p>
      <text:p text:style-name="P201"><text:span text:style-name="T117">Objetivo: O usuário quer gerenciar as suas máquinas através da interface web.</text:span></text:p>
      <text:p text:style-name="P202"><text:soft-page-break/><text:span text:style-name="T117">Escopo: App Pine</text:span><text:span text:style-name="T119">.</text:span></text:p>
      <text:p text:style-name="P203"><text:span text:style-name="T119">P</text:span><text:span text:style-name="T117">ré-Condições: </text:span><text:span text:style-name="T120">Ter instalado o App Pine</text:span><text:span text:style-name="T121">.</text:span></text:p>
      <text:p text:style-name="P204"><text:span text:style-name="T121">C</text:span><text:span text:style-name="T117">ondição Final de Sucesso:</text:span><text:span text:style-name="T122"> O cadastro foi feito com sucesso</text:span><text:span text:style-name="T123"> e a lista de máquinas associadas </text:span><text:span text:style-name="T127">à</text:span><text:span text:style-name="T123"> conta foi </text:span><text:span text:style-name="T124">atualizad</text:span><text:span text:style-name="T125">a</text:span><text:span text:style-name="T122">.</text:span></text:p>
      <text:p text:style-name="P205"><text:span text:style-name="T117">Condição Final de Falha: </text:span><text:span text:style-name="T127">A lista de máquinas associadas </text:span><text:span text:style-name="T128">à sua não foi alterada</text:span><text:span text:style-name="T126">.</text:span></text:p>
      <text:p text:style-name="P256"><text:span text:style-name="T114">A</text:span><text:span text:style-name="T113">tor Primário: </text:span><text:span text:style-name="T116">Children</text:span></text:p>
      <text:p text:style-name="P256"><text:span text:style-name="T113"/></text:p>
      <text:p text:style-name="P255"><text:span text:style-name="T114">C</text:span><text:span text:style-name="T113">enário Principal de Sucesso:</text:span></text:p>
      <text:p text:style-name="P75"><text:span text:style-name="T61">1º passo.</text:span><text:span text:style-name="T72"> Inserir o comando de associação com uma conta de usuário.</text:span></text:p>
      <text:p text:style-name="P76"><text:span text:style-name="T72">2º passo.</text:span><text:span text:style-name="T73"> </text:span><text:span text:style-name="T74">Associar </text:span><text:span text:style-name="T75">a conta com a máquina. </text:span></text:p>
      <text:p text:style-name="P76"><text:span text:style-name="T73"/></text:p>
      <text:p text:style-name="P95"><text:span text:style-name="T73">E</text:span><text:span text:style-name="T61">xtensões:</text:span></text:p>
      <text:p text:style-name="P95"><text:span text:style-name="T61">1.1. A conta de usuário que foi usado como entrada não existe: Mandar uma mensagem de erro.</text:span></text:p>
      <text:p text:style-name="P96"><text:span text:style-name="T61">2.2</text:span><text:span text:style-name="T76">.</text:span><text:span text:style-name="T61"> </text:span><text:span text:style-name="T76">Falha na conexão com </text:span><text:span text:style-name="T77">o gerenciador da conta do usuário</text:span><text:span text:style-name="T78">: Tentar novamente. </text:span><text:span text:style-name="T79">Apos x tentativas mandar uma mensagem de erro para o usuário.</text:span></text:p>
      <text:p text:style-name="P96"><text:span text:style-name="T79"/></text:p>
      <text:p text:style-name="P97"><text:span text:style-name="T79">I</text:span><text:span text:style-name="T61">nformação Relacionada:</text:span></text:p>
      <text:p text:style-name="P98"><text:span text:style-name="T61">Prioridade: 7.</text:span></text:p>
      <text:p text:style-name="P98"><text:span text:style-name="T61">RNF: </text:span><text:span text:style-name="T80">Usabilidade e simplicidade.</text:span></text:p>
      <text:p text:style-name="P99"><text:span text:style-name="T61">Frequência: Muito baixa.</text:span></text:p>
      <text:p text:style-name="P71">Caso de Uso Pai: <text:span text:style-name="T201">-</text:span></text:p>
      <text:p text:style-name="P71">Caso de Uso Subordinados: <text:span text:style-name="T201">-</text:span></text:p>
      <text:p text:style-name="P6">Atores Secundários: <text:span text:style-name="T210">Gerenciador da conta do usuário (Codename: Mother)</text:span></text:p>
      <text:p text:style-name="P191"><text:span text:style-name="T114"/></text:p>
      <text:p text:style-name="P193"><text:span text:style-name="T118">[</text:span><text:span text:style-name="T117">Caso de uso 0.X] Colaborar com uma Simulação</text:span></text:p>
      <text:p text:style-name="P67"><text:span text:style-name="T15">Obj</text:span><text:span text:style-name="T16">etivo</text:span><text:span text:style-name="T61">: </text:span><text:span text:style-name="T64">O usuário deseja </text:span><text:span text:style-name="T65">que sua(s) máquina(s) </text:span><text:span text:style-name="T66">colaborem com uma simulação</text:span><text:span text:style-name="T67">.</text:span></text:p>
      <text:p text:style-name="P9">Escopo: <text:span text:style-name="T5">App Pine</text:span><text:span text:style-name="T2">.</text:span></text:p>
      <text:p text:style-name="P5">Pré-<text:span text:style-name="T29">C</text:span>ondições: <text:span text:style-name="T185">Ter instalado em sua máquina o App Pine.</text:span></text:p>
      <text:p text:style-name="P70"><text:span text:style-name="T61">Condição Final de Sucesso: </text:span><text:span text:style-name="T68">As máquinas estão simulando o que foi des</text:span><text:span text:style-name="T70">i</text:span><text:span text:style-name="T68">gnada para eles</text:span><text:span text:style-name="T69"> pelo </text:span><text:span text:style-name="T71">Framework Sleigh</text:span><text:span text:style-name="T68">. </text:span></text:p>
      <text:p text:style-name="P70">Condição Final de Falha: <text:span text:style-name="T192">A(s) máquina(s) não colaboram com a simulação.</text:span></text:p>
      <text:p text:style-name="P70">Ator Primário: <text:span text:style-name="T186">Usuário.</text:span></text:p>
      <text:p text:style-name="P70"/>
      <text:p text:style-name="P70">Cenário Principal de Sucesso:</text:p>
      <text:p text:style-name="P74">1º passo. <text:span text:style-name="T205">Inserir o comando para associar a máquina com uma simulação usando como entrada um ID.</text:span></text:p>
      <text:p text:style-name="P79">2º passo. <text:span text:style-name="T206">Confirmar a ação.</text:span></text:p>
      <text:p text:style-name="P74"/>
      <text:p text:style-name="P70">Extensões:</text:p>
      <text:p text:style-name="P93"><text:span text:style-name="T207">1</text:span>.1 <text:span text:style-name="T202">O ID mostrou ser inválido ou inexistente: Mostra uma mensagem dizendo qual foi o erro.</text:span></text:p>
      <text:p text:style-name="P70"/>
      <text:p text:style-name="P70">Informação Relacionada:</text:p>
      <text:p text:style-name="P70">Prioridade: <text:span text:style-name="T208">7.</text:span></text:p>
      <text:p text:style-name="P70"><text:span text:style-name="T198">RNF</text:span>: <text:span text:style-name="T199">Usabilidade e simplicidade.</text:span></text:p>
      <text:p text:style-name="P70">Frequência: <text:span text:style-name="T200">Muito baixa.</text:span></text:p>
      <text:p text:style-name="P70">Caso de Uso Pai: <text:span text:style-name="T201">-</text:span></text:p>
      <text:p text:style-name="P70">Caso de Uso Subordinados: <text:span text:style-name="T201">-</text:span></text:p>
      <text:p text:style-name="P5">Atores Secundários: <text:span text:style-name="T209">Framework Sleigh</text:span></text:p>
      <text:p text:style-name="P191"><text:span text:style-name="T114"/></text:p>
      <text:p text:style-name="P178">[Caso de uso 0.X] <text:span text:style-name="T184">Colaborar com uma Simulação via Interface Web</text:span></text:p>
      <text:p text:style-name="P66"><text:span text:style-name="T15">Obj</text:span><text:span text:style-name="T16">etivo</text:span><text:span text:style-name="T61">: </text:span><text:span text:style-name="T64">O usuário deseja </text:span><text:span text:style-name="T65">que sua(s) máquina(s) </text:span><text:span text:style-name="T66">colaborem com uma simulação</text:span><text:span text:style-name="T67">.</text:span></text:p>
      <text:p text:style-name="P8">Escopo: <text:span text:style-name="T4">Cupid</text:span><text:span text:style-name="T2">.</text:span></text:p>
      <text:p text:style-name="P4">Pré-<text:span text:style-name="T29">C</text:span>ondições: <text:span text:style-name="T185">Ter instalado em sua máquina o App Pine e o mesmo estar associado com a sua conta de usuário.</text:span></text:p>
      <text:p text:style-name="P69"><text:span text:style-name="T61">Condição Final de Sucesso: </text:span><text:span text:style-name="T68">As máquinas estão simulando o que foi des</text:span><text:span text:style-name="T70">i</text:span><text:span text:style-name="T68">gnada para eles</text:span><text:span text:style-name="T69"> pelo </text:span><text:span text:style-name="T71">Framework Sleigh</text:span><text:span text:style-name="T68">. </text:span></text:p>
      <text:p text:style-name="P69">Condição Final de Falha: <text:span text:style-name="T192">A(s) máquina(s) não colaboram com a simulação.</text:span></text:p>
      <text:p text:style-name="P69">Ator Primário: <text:span text:style-name="T186">Usuário.</text:span></text:p>
      <text:p text:style-name="P69"/>
      <text:p text:style-name="P69">Cenário Principal de Sucesso:</text:p>
      <text:p text:style-name="P73">1º passo. <text:span text:style-name="T193">Acessar a página de gerenciamento das máquinas associadas aquele usuário.</text:span></text:p>
      <text:p text:style-name="P78">2º passo. <text:span text:style-name="T194">Selecionar as máquinas desejadas.</text:span></text:p>
      <text:p text:style-name="P81">3º passo. <text:span text:style-name="T195">Associar elas a um ID da simulação e confirmar a ação desejada.</text:span></text:p>
      <text:p text:style-name="P82"><text:span text:style-name="T196">4</text:span>º<text:span text:style-name="T196"> passo. Mandar a ação para o App Pine de cada máquina.</text:span></text:p>
      <text:p text:style-name="P73"/>
      <text:p text:style-name="P69">Extensões:</text:p>
      <text:p text:style-name="P84">1.<text:span text:style-name="T13">1 A página não está disponível: Mostrar uma mensagem do motivo do serviço estar inativo.</text:span></text:p>
      <text:p text:style-name="P87">2.<text:span text:style-name="T14">1 O usuário não possue nenhuma máquina associado com a conta do usuário: Mostrar uma mensagem dizendo a situação.</text:span></text:p>
      <text:p text:style-name="P92">3.1 <text:span text:style-name="T202">O ID mostrou ser inválido ou inexistente: Mostra uma mensagem dizendo qual foi o erro.</text:span></text:p>
      <text:p text:style-name="P94"><text:span text:style-name="T203">4</text:span>.1<text:span text:style-name="T204">. Não </text:span><text:s/><text:span text:style-name="T204">consegui conectar com o App Pine: Tentar novamente. Caso não funcione após x tentativas dizer pro usuário verificar se a máquina em questão está funcionando corretamente.</text:span></text:p>
      <text:p text:style-name="P69"/>
      <text:p text:style-name="P69">Informação Relacionada:</text:p>
      <text:p text:style-name="P69">Prioridade: <text:span text:style-name="T197">6.</text:span></text:p>
      <text:p text:style-name="P69"><text:span text:style-name="T198">RNF</text:span>: <text:span text:style-name="T199">Usabilidade e simplicidade.</text:span></text:p>
      <text:p text:style-name="P69">Frequência: <text:span text:style-name="T200">Muito baixa.</text:span></text:p>
      <text:p text:style-name="P69">Caso de Uso Pai: <text:span text:style-name="T201">-</text:span></text:p>
      <text:p text:style-name="P69">Caso de Uso Subordinados: <text:span text:style-name="T201">-</text:span></text:p>
      <text:p text:style-name="P4">Atores Secundários: <text:span text:style-name="T27">App Pine e Framework Sleigh</text:span></text:p>
      <text:p text:style-name="P2"/>
      <text:p text:style-name="P2"/>
      <text:p text:style-name="P2"><text:soft-page-break/></text:p>
      <text:p text:style-name="P2"/>
      <text:p text:style-name="P179">Glossário</text:p>
      <text:p text:style-name="P12">Web interface = Cupid</text:p>
      <text:p text:style-name="P10">Broker = Framework Sleigh<text:span text:style-name="T216">.</text:span></text:p>
      <text:p text:style-name="P11">Host manager = <text:span text:style-name="T215">App </text:span>Pine<text:span text:style-name="T216">.</text:span></text:p>
      <text:p text:style-name="P11">Repository = North Pole.</text:p>
      <text:p text:style-name="P11">Repository back-up = South Pole.</text:p>
      <text:p text:style-name="P11">Collaborator = Father<text:span text:style-name="T221">.</text:span></text:p>
      <text:p text:style-name="P11">User account manager = Mother<text:span text:style-name="T221">.</text:span></text:p>
      <text:p text:style-name="P11">User = Children<text:span text:style-name="T221">.</text:span></text:p>
      <text:p text:style-name="P13">P<text:span text:style-name="T217">eer-to-peer</text:span> system = <text:span text:style-name="T218">p</text:span>ine<text:span text:style-name="T218">-to-p</text:span>ine<text:span text:style-name="T221">.</text:span></text:p>
      <text:p text:style-name="P14">VM <text:span text:style-name="T219">manager </text:span>= <text:span text:style-name="T220">bo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mic Sans MS" svg:font-family="'Comic Sans MS'" style:font-family-generic="scrip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f33ff" officeooo:rsid="001bf779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18:05.483437432</meta:creation-date>
    <dc:date>2016-09-19T09:44:07.993217133</dc:date>
    <meta:editing-duration>PT4H23M11S</meta:editing-duration>
    <meta:editing-cycles>750</meta:editing-cycles>
    <meta:generator>LibreOffice/4.4.6.3$Linux_X86_64 LibreOffice_project/40m0$Build-3</meta:generator>
    <meta:document-statistic meta:table-count="0" meta:image-count="0" meta:object-count="0" meta:page-count="8" meta:paragraph-count="422" meta:word-count="3202" meta:character-count="20750" meta:non-whitespace-character-count="17933"/>
  </office:meta>
</office:document-meta>
</file>